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talante" svg:font-family="Atalante" style:font-pitch="variable"/>
    <style:font-face style:name="Bitstream Vera Sans" svg:font-family="'Bitstream Vera Sans'" style:font-family-generic="roman"/>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hit Hindi" svg:font-family="'Lohit Hindi'"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que" style:font-family-generic="roman" style:font-pitch="variable"/>
  </office:font-face-decls>
  <office:automatic-styles>
    <style:style style:name="Tableau2" style:family="table">
      <style:table-properties style:width="9.149cm" table:align="left"/>
    </style:style>
    <style:style style:name="Tableau2.A" style:family="table-column">
      <style:table-column-properties style:column-width="0.506cm"/>
    </style:style>
    <style:style style:name="Tableau2.B" style:family="table-column">
      <style:table-column-properties style:column-width="3.965cm"/>
    </style:style>
    <style:style style:name="Tableau2.C" style:family="table-column">
      <style:table-column-properties style:column-width="0.815cm"/>
    </style:style>
    <style:style style:name="Tableau2.D" style:family="table-column">
      <style:table-column-properties style:column-width="0.813cm"/>
    </style:style>
    <style:style style:name="Tableau2.E" style:family="table-column">
      <style:table-column-properties style:column-width="3.05cm"/>
    </style:style>
    <style:style style:name="Tableau2.1" style:family="table-row">
      <style:table-row-properties style:min-row-height="1.199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2.C1" style:family="table-cell" style:data-style-name="N99">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cm" fo:padding-bottom="0cm" fo:border="0.5pt solid #000000">
        <style:background-image/>
      </style:table-cell-properties>
    </style:style>
    <style:style style:name="Tableau2.2" style:family="table-row">
      <style:table-row-properties style:row-height="2.6cm"/>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2.B7" style:family="table-cell">
      <style:table-cell-properties style:vertical-align="middle" fo:padding="0.097cm" fo:border-left="0.5pt solid #000000" fo:border-right="none" fo:border-top="none" fo:border-bottom="0.5pt solid #000000"/>
    </style:style>
    <style:style style:name="Tableau2.C7" style:family="table-cell">
      <style:table-cell-properties style:vertical-align="middle" fo:padding="0.097cm" fo:border-left="0.5pt solid #000000" fo:border-right="none" fo:border-top="none" fo:border-bottom="0.5pt solid #000000"/>
    </style:style>
    <style:style style:name="Tableau2.D7" style:family="table-cell">
      <style:table-cell-properties style:vertical-align="middle" fo:padding="0.097cm" fo:border-left="0.5pt solid #000000" fo:border-right="none" fo:border-top="none" fo:border-bottom="0.5pt solid #000000"/>
    </style:style>
    <style:style style:name="Tableau2.E7"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6"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text-properties fo:font-size="6pt" style:font-size-asian="6pt" style:font-size-complex="6pt"/>
    </style:style>
    <style:style style:name="P20" style:family="paragraph" style:parent-style-name="_5f_En-tête">
      <style:text-properties officeooo:paragraph-rsid="006440c0"/>
    </style:style>
    <style:style style:name="P21" style:family="paragraph" style:parent-style-name="_5f_Paragraphe_20_livret_20_">
      <style:paragraph-properties fo:margin-top="0.199cm" fo:margin-bottom="0.199cm" style:contextual-spacing="false"/>
      <style:text-properties officeooo:paragraph-rsid="006440c0"/>
    </style:style>
    <style:style style:name="P22" style:family="paragraph" style:parent-style-name="_5f_Paragraphe_20_livret_20_">
      <style:paragraph-properties fo:text-align="center" style:justify-single-word="false"/>
    </style:style>
    <style:style style:name="P23" style:family="paragraph" style:parent-style-name="Footer">
      <style:text-properties officeooo:rsid="00178920" officeooo:paragraph-rsid="00178920"/>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ooter">
      <style:text-properties officeooo:rsid="001655a3" officeooo:paragraph-rsid="00551eb5"/>
    </style:style>
    <style:style style:name="P26" style:family="paragraph" style:parent-style-name="Header">
      <style:text-properties fo:font-size="14pt" style:font-size-asian="14pt" style:font-size-complex="14pt"/>
    </style:style>
    <style:style style:name="P27" style:family="paragraph" style:parent-style-name="Header">
      <style:paragraph-properties fo:text-align="end" style:justify-single-word="false"/>
      <style:text-properties fo:font-size="12pt" style:font-size-asian="12pt" style:font-size-complex="12pt"/>
    </style:style>
    <style:style style:name="P28" style:family="paragraph" style:parent-style-name="_5f_Paragraphe_20_livret_20_réponse_20_élève">
      <style:paragraph-properties fo:margin-top="0cm" fo:margin-bottom="0cm" style:contextual-spacing="false" style:line-height-at-least="0cm" fo:text-align="center" style:justify-single-word="false"/>
      <style:text-properties officeooo:paragraph-rsid="006440c0"/>
    </style:style>
    <style:style style:name="P29" style:family="paragraph" style:parent-style-name="FILET_5f_POINTILLES">
      <style:text-properties fo:color="#b3b3b3" loext:opacity="100%" fo:font-size="10pt" officeooo:paragraph-rsid="006a4d4e" style:font-size-asian="10pt" style:font-size-complex="10pt"/>
    </style:style>
    <style:style style:name="P30" style:family="paragraph" style:parent-style-name="FILET_5f_POINTILLES" style:master-page-name="">
      <loext:graphic-properties draw:fill="none" draw:fill-color="#729fcf"/>
      <style:paragraph-properties fo:margin-left="0cm" fo:margin-right="4.2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5a00f"/>
    </style:style>
    <style:style style:name="P31" style:family="paragraph" style:parent-style-name="_5f_Paragraphe_20_livret_20_">
      <loext:graphic-properties draw:fill="solid" draw:fill-color="#ffff00" draw:opacity="100%"/>
      <style:paragraph-properties fo:background-color="#ffff00"/>
      <style:text-properties fo:text-transform="lowercase" fo:font-size="9pt" fo:font-style="italic" fo:background-color="#ffff00" style:font-size-asian="9pt" style:font-style-asian="italic" style:font-size-complex="9pt" style:font-style-complex="italic"/>
    </style:style>
    <style:style style:name="P32" style:family="paragraph" style:parent-style-name="_5f_Paragraphe_20_livret_20_">
      <style:paragraph-properties fo:text-align="center" style:justify-single-word="false"/>
      <style:text-properties fo:text-transform="lowercase"/>
    </style:style>
    <style:style style:name="P33" style:family="paragraph" style:parent-style-name="_5f_Paragraphe_20_livret_20_">
      <loext:graphic-properties draw:fill="solid" draw:fill-color="#ffff00" draw:opacity="100%"/>
      <style:paragraph-properties fo:background-color="#ffff00"/>
      <style:text-properties fo:text-transform="lowercase"/>
    </style:style>
    <style:style style:name="P34" style:family="paragraph" style:parent-style-name="_5f_Paragraphe_20_livret_20_">
      <loext:graphic-properties draw:fill="solid" draw:fill-color="#ffff00" draw:opacity="100%"/>
      <style:paragraph-properties fo:background-color="#ffff00"/>
    </style:style>
    <style:style style:name="P35" style:family="paragraph" style:parent-style-name="Exo_5f_Num" style:master-page-name="_5f_Fiche_20_éditeur_20_série_20_2_20_une_20_colonne_20_impaire_20__28_G_29_">
      <style:paragraph-properties style:page-number="115" fo:break-before="auto" fo:break-after="auto"/>
      <style:text-properties fo:font-style="normal" style:font-style-asian="normal" style:font-style-complex="normal"/>
    </style:style>
    <style:style style:name="P36" style:family="paragraph" style:parent-style-name="Exo_5f_Num" style:list-style-name="Num_5f_Exo">
      <style:paragraph-properties fo:margin-top="1.05cm" fo:margin-bottom="0.101cm" style:contextual-spacing="false"/>
      <style:text-properties officeooo:paragraph-rsid="006440c0"/>
    </style:style>
    <style:style style:name="P37" style:family="paragraph" style:parent-style-name="Exo_5f_Num" style:list-style-name="Num_5f_Exo">
      <style:paragraph-properties fo:break-before="column"/>
      <style:text-properties officeooo:paragraph-rsid="006440c0"/>
    </style:style>
    <style:style style:name="P38" style:family="paragraph" style:parent-style-name="Exo_5f_Num" style:list-style-name="Num_5f_Exo">
      <style:paragraph-properties fo:margin-top="0.55cm" fo:margin-bottom="0.101cm" style:contextual-spacing="false"/>
      <style:text-properties officeooo:paragraph-rsid="006440c0"/>
    </style:style>
    <style:style style:name="P39" style:family="paragraph" style:parent-style-name="Exo_5f_Num" style:list-style-name="Num_5f_Exo">
      <style:paragraph-properties fo:margin-top="0.951cm" fo:margin-bottom="0.101cm" style:contextual-spacing="false"/>
      <style:text-properties officeooo:paragraph-rsid="006440c0"/>
    </style:style>
    <style:style style:name="P40" style:family="paragraph" style:parent-style-name="Exo_5f_Num" style:list-style-name="Num_5f_Exo">
      <loext:graphic-properties draw:fill="none"/>
      <style:paragraph-properties fo:margin-left="0cm" fo:margin-right="4.2cm" fo:margin-top="1.05cm" fo:margin-bottom="0.101cm" style:contextual-spacing="false" fo:line-height="100%" fo:text-align="start" style:justify-single-word="false" fo:text-indent="0cm" style:auto-text-indent="false" fo:background-color="transparent" fo:keep-with-next="auto">
        <style:tab-stops/>
      </style:paragraph-properties>
      <style:text-properties officeooo:paragraph-rsid="0065a00f"/>
    </style:style>
    <style:style style:name="P41" style:family="paragraph" style:parent-style-name="Exo_5f_Num" style:list-style-name="Num_5f_Exo" style:master-page-name="">
      <loext:graphic-properties draw:fill="none"/>
      <style:paragraph-properties fo:margin-left="0cm" fo:margin-right="4.2cm" fo:margin-top="0.499cm" fo:margin-bottom="0.101cm" style:contextual-spacing="false" fo:line-height="100%" fo:text-align="start" style:justify-single-word="false" fo:text-indent="0cm" style:auto-text-indent="false" style:page-number="auto" fo:background-color="transparent" fo:keep-with-next="auto">
        <style:tab-stops/>
      </style:paragraph-properties>
      <style:text-properties officeooo:paragraph-rsid="0065a00f"/>
    </style:style>
    <style:style style:name="P42" style:family="paragraph" style:parent-style-name="FILET_5f_POINTILLES" style:list-style-name="Num_5f_Exo">
      <style:paragraph-properties fo:margin-top="0cm" fo:margin-bottom="0cm" style:contextual-spacing="false" style:line-height-at-least="0.7cm">
        <style:tab-stops>
          <style:tab-stop style:position="19.001cm" style:type="right" style:leader-style="dotted" style:leader-text="."/>
        </style:tab-stops>
      </style:paragraph-properties>
      <style:text-properties fo:color="#b3b3b3" loext:opacity="100%" fo:font-size="10pt" fo:font-style="normal" style:text-underline-style="none" officeooo:paragraph-rsid="006c2cf9" style:font-size-asian="10pt" style:font-style-asian="normal" style:font-size-complex="10pt" style:font-style-complex="normal"/>
    </style:style>
    <style:style style:name="P43" style:family="paragraph" style:parent-style-name="FILET_5f_POINTILLES" style:list-style-name="Num_5f_Exo">
      <style:paragraph-properties fo:margin-top="0cm" fo:margin-bottom="0cm" style:contextual-spacing="false" style:line-height-at-least="0.7cm">
        <style:tab-stops>
          <style:tab-stop style:position="19.001cm" style:type="right" style:leader-style="dotted" style:leader-text="."/>
        </style:tab-stops>
      </style:paragraph-properties>
      <style:text-properties fo:color="#b3b3b3" loext:opacity="100%" style:font-name="Bitstream Vera Sans3" fo:font-size="10pt" fo:font-style="normal" style:text-underline-style="none" officeooo:paragraph-rsid="006c2cf9" style:font-size-asian="10pt" style:font-style-asian="normal" style:font-size-complex="10pt" style:font-style-complex="normal"/>
    </style:style>
    <style:style style:name="P44" style:family="paragraph" style:parent-style-name="Standard" style:list-style-name="Num_5f_Exo">
      <style:text-properties officeooo:paragraph-rsid="006440c0"/>
    </style:style>
    <style:style style:name="P45" style:family="paragraph" style:parent-style-name="Standard" style:list-style-name="liste_5f_abc">
      <style:paragraph-properties fo:margin-top="0.3cm" fo:margin-bottom="0cm" style:contextual-spacing="false"/>
      <style:text-properties officeooo:paragraph-rsid="006440c0"/>
    </style:style>
    <style:style style:name="P46" style:family="paragraph" style:parent-style-name="Standard" style:list-style-name="liste_5f_abc">
      <style:paragraph-properties fo:margin-top="0.199cm" fo:margin-bottom="0cm" style:contextual-spacing="false"/>
      <style:text-properties officeooo:paragraph-rsid="006440c0"/>
    </style:style>
    <style:style style:name="P47" style:family="paragraph" style:parent-style-name="Standard" style:list-style-name="Num_5f_Exo">
      <style:paragraph-properties fo:margin-top="0.4cm" fo:margin-bottom="0.6cm" style:contextual-spacing="false" fo:text-align="center" style:justify-single-word="false"/>
      <style:text-properties officeooo:paragraph-rsid="006440c0"/>
    </style:style>
    <style:style style:name="P48" style:family="paragraph" style:parent-style-name="Standard">
      <loext:graphic-properties draw:fill="solid" draw:fill-color="#ffff00" draw:opacity="100%"/>
      <style:paragraph-properties fo:background-color="#ffff00"/>
      <style:text-properties officeooo:paragraph-rsid="007176ea"/>
    </style:style>
    <style:style style:name="P49" style:family="paragraph" style:parent-style-name="_5f_Paragraphe_20_livret_20_" style:list-style-name="Num_5f_Exo">
      <style:text-properties officeooo:paragraph-rsid="006440c0"/>
    </style:style>
    <style:style style:name="P50" style:family="paragraph" style:parent-style-name="_5f_Paragraphe_20_livret_20_" style:list-style-name="Num_5f_Exo">
      <style:paragraph-properties fo:margin-top="0.199cm" fo:margin-bottom="0.199cm" style:contextual-spacing="false"/>
      <style:text-properties officeooo:paragraph-rsid="006440c0"/>
    </style:style>
    <style:style style:name="P51" style:family="paragraph" style:parent-style-name="_5f_Paragraphe_20_livret_20_" style:list-style-name="Num_5f_Exo">
      <style:paragraph-properties fo:text-align="center" style:justify-single-word="false"/>
      <style:text-properties fo:font-size="9pt" fo:font-weight="bold" officeooo:paragraph-rsid="006440c0" style:font-size-asian="9pt" style:font-weight-asian="bold" style:font-size-complex="9pt" style:font-weight-complex="bold"/>
    </style:style>
    <style:style style:name="P52" style:family="paragraph" style:parent-style-name="_5f_Paragraphe_20_livret_20_" style:list-style-name="Num_5f_Exo">
      <style:paragraph-properties fo:text-align="center" style:justify-single-word="false"/>
      <style:text-properties fo:font-variant="normal" fo:text-transform="none" fo:font-size="9pt" fo:font-weight="bold" officeooo:rsid="002add37" officeooo:paragraph-rsid="006440c0" style:font-size-asian="9pt" style:font-weight-asian="bold" style:font-size-complex="9pt" style:font-weight-complex="normal" style:text-rotation-angle="90" style:text-rotation-scale="line-height"/>
    </style:style>
    <style:style style:name="P53" style:family="paragraph" style:parent-style-name="_5f_Paragraphe_20_livret_20_" style:list-style-name="Num_5f_Exo">
      <style:paragraph-properties fo:text-align="center" style:justify-single-word="false"/>
      <style:text-properties fo:font-variant="normal" fo:text-transform="none" fo:font-size="9pt" fo:font-weight="bold" officeooo:paragraph-rsid="006440c0" style:font-size-asian="9pt" style:font-weight-asian="bold" style:font-size-complex="9pt" style:font-weight-complex="bold" style:text-rotation-angle="90" style:text-rotation-scale="line-height"/>
    </style:style>
    <style:style style:name="P54" style:family="paragraph" style:parent-style-name="_5f_Paragraphe_20_livret_20_" style:list-style-name="Num_5f_Exo">
      <style:text-properties fo:text-transform="lowercase" fo:color="#ffd428" loext:opacity="100%" fo:font-weight="bold" officeooo:rsid="0032e9ef" officeooo:paragraph-rsid="006440c0" style:font-weight-asian="bold" style:font-weight-complex="bold"/>
    </style:style>
    <style:style style:name="P55" style:family="paragraph" style:parent-style-name="_5f_Paragraphe_20_livret_20_" style:list-style-name="Num_5f_Exo">
      <style:text-properties fo:text-transform="lowercase" fo:color="#ffd428" loext:opacity="100%" style:font-name="Bitstream Vera Sans7" fo:font-size="10pt" fo:font-style="normal" fo:font-weight="bold" officeooo:rsid="0032e9ef" officeooo:paragraph-rsid="006440c0" style:font-weight-asian="bold" style:font-weight-complex="bold"/>
    </style:style>
    <style:style style:name="P56" style:family="paragraph" style:parent-style-name="_5f_Paragraphe_20_livret_20_" style:list-style-name="Num_5f_Exo">
      <style:paragraph-properties fo:text-align="start" style:justify-single-word="false"/>
      <style:text-properties fo:text-transform="lowercase" fo:font-size="9pt" officeooo:paragraph-rsid="006440c0" style:font-size-asian="9pt" style:font-size-complex="9pt"/>
    </style:style>
    <style:style style:name="P57" style:family="paragraph" style:parent-style-name="_5f_Paragraphe_20_livret_20_">
      <style:paragraph-properties fo:text-align="center" style:justify-single-word="false"/>
      <style:text-properties fo:text-transform="lowercase" officeooo:paragraph-rsid="007176ea"/>
    </style:style>
    <style:style style:name="P58" style:family="paragraph" style:parent-style-name="_5f_Paragraphe_20_livret_20_" style:list-style-name="liste_5f_abc">
      <style:paragraph-properties fo:margin-top="0cm" fo:margin-bottom="0cm" style:contextual-spacing="false"/>
      <style:text-properties officeooo:paragraph-rsid="006440c0"/>
    </style:style>
    <style:style style:name="P59" style:family="paragraph" style:parent-style-name="_5f_Paragraphe_20_livret_20_" style:list-style-name="liste_5f_abc">
      <style:paragraph-properties fo:margin-top="0.28cm" fo:margin-bottom="0cm" style:contextual-spacing="false"/>
      <style:text-properties officeooo:paragraph-rsid="006440c0"/>
    </style:style>
    <style:style style:name="P60" style:family="paragraph" style:parent-style-name="_5f_Paragraphe_20_livret_20_" style:list-style-name="liste_5f_abc">
      <style:paragraph-properties fo:margin-top="0.199cm" fo:margin-bottom="0cm" style:contextual-spacing="false"/>
      <style:text-properties officeooo:paragraph-rsid="006440c0"/>
    </style:style>
    <style:style style:name="P61" style:family="paragraph" style:parent-style-name="_5f_Paragraphe_20_livret_20_" style:list-style-name="liste_5f_abc">
      <style:paragraph-properties fo:margin-top="0.3cm" fo:margin-bottom="0cm" style:contextual-spacing="false"/>
      <style:text-properties officeooo:paragraph-rsid="006440c0"/>
    </style:style>
    <style:style style:name="P62" style:family="paragraph" style:parent-style-name="_5f_Paragraphe_20_livret_20_" style:list-style-name="liste_5f_abc">
      <style:paragraph-properties fo:margin-top="0.199cm" fo:margin-bottom="0.199cm" style:contextual-spacing="false"/>
      <style:text-properties officeooo:paragraph-rsid="006440c0"/>
    </style:style>
    <style:style style:name="P63" style:family="paragraph" style:parent-style-name="_5f_Paragraphe_20_livret_20_" style:list-style-name="Num_5f_Exo">
      <style:paragraph-properties fo:margin-top="0.3cm" fo:margin-bottom="0cm" style:contextual-spacing="false"/>
      <style:text-properties fo:font-size="10pt" officeooo:rsid="001f9103" officeooo:paragraph-rsid="006440c0" style:font-size-asian="10pt" style:font-size-complex="10pt"/>
    </style:style>
    <style:style style:name="P64" style:family="paragraph" style:parent-style-name="_5f_Paragraphe_20_livret_20_">
      <loext:graphic-properties draw:fill="solid" draw:fill-color="#ffff00" draw:opacity="100%"/>
      <style:paragraph-properties fo:background-color="#ffff00"/>
      <style:text-properties officeooo:paragraph-rsid="007176ea"/>
    </style:style>
    <style:style style:name="P65" style:family="paragraph" style:parent-style-name="_5f_Paragraphe_20_livret_20_réponse_20_élève" style:list-style-name="_5f_Numérotation_20_des_20_exercices_20_livrets" style:master-page-name="">
      <style:paragraph-properties style:page-number="auto"/>
      <style:text-properties officeooo:paragraph-rsid="00672a74"/>
    </style:style>
    <style:style style:name="P66" style:family="paragraph" style:parent-style-name="_5f_Paragraphe_20_livret_20_réponse_20_élève" style:list-style-name="_5f_Numérotation_20_des_20_exercices_20_livrets">
      <style:text-properties officeooo:paragraph-rsid="00672a74"/>
    </style:style>
    <style:style style:name="P67" style:family="paragraph" style:parent-style-name="_5f_Paragraphe_20_livret_20_réponse_20_élève" style:list-style-name="_5f_Numérotation_20_des_20_exercices_20_livrets">
      <style:text-properties officeooo:paragraph-rsid="00691747"/>
    </style:style>
    <style:style style:name="P68" style:family="paragraph" style:parent-style-name="_5f_Paragraphe_20_livret_20_réponse_20_élève" style:list-style-name="Num_5f_Exo">
      <style:text-properties officeooo:paragraph-rsid="00699c2b"/>
    </style:style>
    <style:style style:name="P69" style:family="paragraph" style:parent-style-name="_5f_Paragraphe_20_livret_20_réponse_20_élève" style:list-style-name="Num_5f_Exo">
      <style:text-properties officeooo:paragraph-rsid="006e1b86"/>
    </style:style>
    <style:style style:name="P70" style:family="paragraph" style:parent-style-name="_5f_Paragraphe_20_livret_20_réponse_20_élève" style:list-style-name="Num_5f_Exo">
      <style:text-properties officeooo:paragraph-rsid="006f6fc7"/>
    </style:style>
    <style:style style:name="P71" style:family="paragraph" style:parent-style-name="_5f_Paragraphe_20_livret_20_réponse_20_élève" style:list-style-name="Num_5f_Exo" style:master-page-name="">
      <style:paragraph-properties style:page-number="auto">
        <style:tab-stops>
          <style:tab-stop style:position="9.2cm" style:type="right" style:leader-style="dotted" style:leader-text="."/>
        </style:tab-stops>
      </style:paragraph-properties>
      <style:text-properties officeooo:paragraph-rsid="006440c0"/>
    </style:style>
    <style:style style:name="P72" style:family="paragraph" style:parent-style-name="_5f_Paragraphe_20_livret_20_réponse_20_élève" style:list-style-name="Num_5f_Exo" style:master-page-name="">
      <style:paragraph-properties fo:margin-top="0cm" fo:margin-bottom="0cm" style:contextual-spacing="false" style:line-height-at-least="0.801cm" style:page-number="auto">
        <style:tab-stops>
          <style:tab-stop style:position="19.001cm" style:type="right" style:leader-style="dotted" style:leader-text="."/>
        </style:tab-stops>
      </style:paragraph-properties>
      <style:text-properties fo:color="#b3b3b3" loext:opacity="100%" fo:font-style="normal" style:text-underline-style="none" officeooo:paragraph-rsid="006c2cf9" style:font-style-asian="normal" style:font-style-complex="normal"/>
    </style:style>
    <style:style style:name="P73" style:family="paragraph" style:parent-style-name="_5f_Pied_20_de_20_page" style:list-style-name=""/>
    <style:style style:name="P74" style:family="paragraph" style:parent-style-name="_5f_Pied_20_de_20_page" style:list-style-name="">
      <style:paragraph-properties fo:text-align="end" style:justify-single-word="false"/>
    </style:style>
    <style:style style:name="P75" style:family="paragraph" style:parent-style-name="_5f_Pied_20_de_20_page">
      <style:paragraph-properties fo:text-align="end" style:justify-single-word="false"/>
    </style:style>
    <style:style style:name="P7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7" style:family="paragraph" style:parent-style-name="_5f_Titre_20_d_27_exercices_20_livret" style:list-style-name="Num_5f_Exo">
      <style:paragraph-properties fo:margin-top="0.4cm" fo:margin-bottom="0.6cm" style:contextual-spacing="false" fo:text-align="center" style:justify-single-word="false"/>
      <style:text-properties officeooo:paragraph-rsid="006440c0"/>
    </style:style>
    <style:style style:name="P7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writing-mode="lr-tb"/>
    </style:style>
    <style:style style:name="P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fo:background-color="#ffff00"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8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8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Bitstream Vera Sans1" fo:font-size="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style>
    <style:style style:name="P9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95" style:family="paragraph">
      <style:paragraph-properties fo:text-align="center"/>
    </style:style>
    <style:style style:name="P96"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P97" style:family="paragraph">
      <loext:graphic-properties draw:fill="solid" draw:fill-color="#1ca2b8"/>
    </style:style>
    <style:style style:name="P9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color="#33ccb2" loext:opacity="100%"/>
    </style:style>
    <style:style style:name="T4" style:family="text">
      <style:text-properties fo:font-size="12pt" style:font-size-asian="12pt" style:font-size-complex="12pt"/>
    </style:style>
    <style:style style:name="T5" style:family="text">
      <style:text-properties fo:font-variant="normal" fo:text-transform="none" fo:color="#1ca2b8" loext:opacity="100%" style:font-name="Bitstream Vera Sans3" fo:font-size="16pt" fo:letter-spacing="-0.007cm" fo:font-style="normal" fo:text-shadow="none" fo:font-weight="bold" officeooo:rsid="003bda30" style:font-size-asian="16pt" style:font-style-asian="normal" style:font-size-complex="16pt" style:font-style-complex="normal"/>
    </style:style>
    <style:style style:name="T6" style:family="text">
      <style:text-properties fo:font-variant="normal" fo:text-transform="none" fo:color="#1ca2b8" loext:opacity="100%" style:font-name="Bitstream Vera Sans3" fo:font-size="16pt" fo:letter-spacing="-0.007cm" fo:font-style="normal" fo:text-shadow="none" fo:font-weight="bold" officeooo:rsid="001e07b1" style:font-size-asian="16pt" style:font-style-asian="normal" style:font-size-complex="16pt" style:font-style-complex="normal"/>
    </style:style>
    <style:style style:name="T7" style:family="text">
      <style:text-properties officeooo:rsid="001d30cf"/>
    </style:style>
    <style:style style:name="T8" style:family="text">
      <style:text-properties officeooo:rsid="0065a00f"/>
    </style:style>
    <style:style style:name="T9" style:family="text">
      <style:text-properties fo:font-size="10pt" style:font-size-asian="10pt" style:font-size-complex="10pt"/>
    </style:style>
    <style:style style:name="T10" style:family="text">
      <style:text-properties fo:font-size="10pt" style:font-size-asian="10pt" style:font-style-asian="normal" style:font-size-complex="10pt" style:font-style-complex="normal"/>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etter-spacing="normal" fo:font-style="normal" style:font-size-asian="10pt" style:font-style-asian="normal" style:font-size-complex="10pt" style:font-style-complex="normal"/>
    </style:style>
    <style:style style:name="T15" style:family="text">
      <style:text-properties style:text-position="0% 100%"/>
    </style:style>
    <style:style style:name="T16" style:family="text">
      <style:text-properties style:text-position="0% 100%" style:font-name-asian="OpenSymbol" style:font-size-asian="10pt" style:font-style-asian="normal" style:font-name-complex="OpenSymbol" style:font-size-complex="10pt" style:font-style-complex="normal"/>
    </style:style>
    <style:style style:name="T17" style:family="text">
      <style:text-properties style:text-position="0% 100%" fo:font-weight="normal" style:font-name-asian="OpenSymbol" style:font-size-asian="10pt" style:font-style-asian="normal" style:font-weight-asian="normal" style:font-name-complex="OpenSymbol" style:font-size-complex="10pt" style:font-style-complex="normal" style:font-weight-complex="normal"/>
    </style:style>
    <style:style style:name="T18" style:family="text">
      <style:text-properties style:text-position="0% 100%" style:font-style-asian="normal" style:font-style-complex="normal"/>
    </style:style>
    <style:style style:name="T19" style:family="text">
      <style:text-properties style:text-position="0% 100%" officeooo:rsid="006a4d4e" style:font-style-asian="normal" style:font-style-complex="normal"/>
    </style:style>
    <style:style style:name="T20" style:family="text">
      <style:text-properties style:text-position="0% 100%" officeooo:rsid="006a4d4e"/>
    </style:style>
    <style:style style:name="T21" style:family="text">
      <style:text-properties style:text-position="0% 100%" fo:font-style="normal" style:font-name-asian="OpenSymbol" style:font-size-asian="10pt" style:font-style-asian="normal" style:font-name-complex="OpenSymbol" style:font-size-complex="10pt" style:font-style-complex="normal"/>
    </style:style>
    <style:style style:name="T22" style:family="text">
      <style:text-properties style:text-position="0% 100%"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23" style:family="text">
      <style:text-properties fo:color="#000000" loext:opacity="100%" style:font-name="Bitstream Vera Sans3" fo:font-size="10pt" fo:font-style="normal" style:font-size-asian="10pt" style:font-style-asian="normal" style:font-size-complex="10pt" style:font-style-complex="normal"/>
    </style:style>
    <style:style style:name="T24" style:family="text">
      <style:text-properties fo:color="#000000" loext:opacity="100%" style:font-name="Bitstream Vera Sans3" fo:font-size="10pt" fo:letter-spacing="-0.004cm" fo:font-style="normal" style:font-size-asian="10pt" style:font-style-asian="normal" style:font-size-complex="10pt" style:font-style-complex="normal"/>
    </style:style>
    <style:style style:name="T25" style:family="text">
      <style:text-properties fo:color="#000000" loext:opacity="100%" style:font-name="Bitstream Vera Sans3" fo:font-size="10pt" fo:letter-spacing="-0.004cm" fo:font-style="normal" officeooo:rsid="001ec336" style:font-size-asian="10pt" style:font-style-asian="normal" style:font-size-complex="10pt" style:font-style-complex="normal"/>
    </style:style>
    <style:style style:name="T26" style:family="text">
      <style:text-properties fo:color="#000000" loext:opacity="100%" style:font-name="Bitstream Vera Sans3" fo:font-size="10pt" fo:letter-spacing="-0.004cm" fo:font-style="normal" officeooo:rsid="0024fb5a" style:font-size-asian="10pt" style:font-style-asian="normal" style:font-size-complex="10pt" style:font-style-complex="normal"/>
    </style:style>
    <style:style style:name="T27" style:family="text">
      <style:text-properties fo:color="#000000" loext:opacity="100%" style:font-name="Bitstream Vera Sans8" fo:font-size="10pt"/>
    </style:style>
    <style:style style:name="T28" style:family="text">
      <style:text-properties fo:color="#000000" loext:opacity="100%" style:font-name="Bitstream Vera Sans8" fo:font-size="10pt" fo:font-style="normal" fo:font-weight="normal" officeooo:rsid="001f9103" fo:background-color="transparent" loext:char-shading-value="0" style:font-size-asian="10.5pt"/>
    </style:style>
    <style:style style:name="T29" style:family="text">
      <style:text-properties fo:color="#000000" loext:opacity="100%" style:font-name="Bitstream Vera Sans8" fo:font-size="10pt" fo:font-style="normal" fo:font-weight="normal" officeooo:rsid="001f9103" style:font-size-asian="10pt" style:font-style-asian="normal" style:font-size-complex="10pt" style:font-style-complex="normal"/>
    </style:style>
    <style:style style:name="T30" style:family="text">
      <style:text-properties fo:color="#000000" loext:opacity="100%" style:font-name="Bitstream Vera Sans8" fo:font-size="10pt" fo:font-style="normal" style:text-underline-style="none" officeooo:rsid="00222124" style:font-size-asian="10pt" style:font-style-asian="normal" style:font-size-complex="10pt" style:font-style-complex="normal"/>
    </style:style>
    <style:style style:name="T31" style:family="text">
      <style:text-properties fo:color="#000000" loext:opacity="100%" style:font-name="Bitstream Vera Sans8" fo:font-size="10pt" fo:font-style="normal" style:text-underline-style="none" officeooo:rsid="001f9103" style:font-size-asian="10pt" style:font-style-asian="normal" style:font-size-complex="10pt" style:font-style-complex="normal"/>
    </style:style>
    <style:style style:name="T32" style:family="text">
      <style:text-properties fo:color="#000000" loext:opacity="100%" style:font-name="Bitstream Vera Sans8" fo:font-size="10pt" fo:letter-spacing="-0.011cm" officeooo:rsid="001f9103"/>
    </style:style>
    <style:style style:name="T33" style:family="text">
      <style:text-properties fo:color="#000000" loext:opacity="100%" style:font-name="Bitstream Vera Sans8" fo:font-size="10pt" fo:letter-spacing="-0.011cm" fo:font-style="normal" fo:font-weight="normal" officeooo:rsid="001f9103" fo:background-color="transparent" loext:char-shading-value="0" style:font-size-asian="10.5pt"/>
    </style:style>
    <style:style style:name="T34" style:family="text">
      <style:text-properties fo:color="#000000" loext:opacity="100%" style:text-position="0% 100%" style:font-name="Bitstream Vera Sans8" fo:font-size="10pt" fo:language="fr" fo:country="FR" officeooo:rsid="006a4d4e" style:letter-kerning="true" fo:background-color="#ffff00" loext:char-shading-value="0" style:font-name-asian="Bitstream Vera Sans4" style:font-size-asian="10pt" style:language-asian="zh" style:country-asian="CN" style:font-style-asian="normal" style:font-name-complex="Bitstream Vera Sans4" style:language-complex="hi" style:country-complex="IN" style:font-style-complex="normal"/>
    </style:style>
    <style:style style:name="T35" style:family="text">
      <style:text-properties fo:color="#000000" loext:opacity="100%" style:text-position="0% 100%" style:font-name="Bitstream Vera Sans8" fo:font-size="10pt" fo:language="fr" fo:country="FR" officeooo:rsid="006c2cf9" style:letter-kerning="true" fo:background-color="#ffff00" loext:char-shading-value="0" style:font-name-asian="Bitstream Vera Sans4" style:font-size-asian="10pt" style:language-asian="zh" style:country-asian="CN" style:font-style-asian="normal" style:font-name-complex="Bitstream Vera Sans4" style:language-complex="hi" style:country-complex="IN" style:font-style-complex="normal"/>
    </style:style>
    <style:style style:name="T36" style:family="text">
      <style:text-properties fo:color="#000000" loext:opacity="100%" style:text-position="0% 100%" style:font-name="Bitstream Vera Sans8" fo:font-size="10pt" fo:language="fr" fo:country="FR" officeooo:rsid="006c2cf9" style:letter-kerning="true" fo:background-color="#ffff00" loext:char-shading-value="0" style:font-name-asian="Bitstream Vera Sans4" style:font-size-asian="10pt" style:language-asian="zh" style:country-asian="CN" style:font-name-complex="Bitstream Vera Sans4" style:language-complex="hi" style:country-complex="IN"/>
    </style:style>
    <style:style style:name="T37" style:family="text">
      <style:text-properties fo:color="#000000" loext:opacity="100%" style:text-position="0% 100%" style:font-name="Bitstream Vera Sans8" fo:font-size="10pt" fo:language="fr" fo:country="FR" officeooo:rsid="006a4d4e" style:letter-kerning="true" fo:background-color="#ffff00" loext:char-shading-value="0" style:font-name-asian="Bitstream Vera Sans4" style:font-size-asian="10pt" style:language-asian="zh" style:country-asian="CN" style:font-name-complex="Bitstream Vera Sans4" style:language-complex="hi" style:country-complex="IN"/>
    </style:style>
    <style:style style:name="T38" style:family="text">
      <style:text-properties fo:color="#000000" loext:opacity="100%" style:text-position="0% 100%" style:font-name="Bitstream Vera Sans8" fo:font-size="10pt" fo:language="fr" fo:country="FR" officeooo:rsid="001f9103" style:letter-kerning="true" fo:background-color="#ffff00" loext:char-shading-value="0" style:font-name-asian="Bitstream Vera Sans4" style:language-asian="zh" style:country-asian="CN" style:font-name-complex="Bitstream Vera Sans4" style:language-complex="hi" style:country-complex="IN"/>
    </style:style>
    <style:style style:name="T39" style:family="text">
      <style:text-properties style:font-name="OpenSymbol" fo:font-size="10pt" fo:font-style="normal" style:font-size-asian="10pt" style:font-style-asian="normal" style:font-size-complex="10pt" style:font-style-complex="normal"/>
    </style:style>
    <style:style style:name="T40" style:family="text">
      <style:text-properties style:font-name="OpenSymbol" fo:font-size="10pt" fo:font-weight="normal" style:font-size-asian="10pt" style:font-weight-asian="normal" style:font-size-complex="10pt" style:font-weight-complex="normal"/>
    </style:style>
    <style:style style:name="T41" style:family="text">
      <style:text-properties officeooo:rsid="001ec336" style:font-weight-asian="bold" style:font-weight-complex="bold"/>
    </style:style>
    <style:style style:name="T42" style:family="text">
      <style:text-properties style:font-name="Bitstream Vera Sans7" style:font-name-asian="Bitstream Vera Sans7" style:font-name-complex="Bitstream Vera Sans7"/>
    </style:style>
    <style:style style:name="T43" style:family="text">
      <style:text-properties fo:font-weight="normal" officeooo:rsid="001ec336" style:font-weight-asian="normal" style:font-weight-complex="normal"/>
    </style:style>
    <style:style style:name="T44" style:family="text">
      <style:text-properties style:use-window-font-color="true" loext:opacity="0%" style:text-position="0% 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45" style:family="text">
      <style:text-properties style:use-window-font-color="true" loext:opacity="0%" style:text-position="0% 100%" style:font-name="Bitstream Vera Sans3" fo:font-size="10pt" fo:font-style="normal" style:font-name-asian="OpenSymbol" style:font-size-asian="10pt" style:font-style-asian="normal" style:font-name-complex="OpenSymbol" style:font-size-complex="10pt" style:font-style-complex="normal"/>
    </style:style>
    <style:style style:name="T46" style:family="text">
      <style:text-properties style:use-window-font-color="true" loext:opacity="0%" style:text-position="0% 100%" fo:font-style="normal" fo:background-color="#ffff00" loext:char-shading-value="0" style:font-name-asian="OpenSymbol" style:font-size-asian="10pt" style:font-style-asian="normal" style:font-name-complex="OpenSymbol" style:font-size-complex="10pt" style:font-style-complex="normal"/>
    </style:style>
    <style:style style:name="T47" style:family="text">
      <style:text-properties style:use-window-font-color="true" loext:opacity="0%" style:text-position="0% 100%" fo:font-style="normal" style:font-name-asian="OpenSymbol" style:font-size-asian="10pt" style:font-style-asian="normal" style:font-name-complex="OpenSymbol" style:font-size-complex="10pt" style:font-style-complex="normal"/>
    </style:style>
    <style:style style:name="T48" style:family="text">
      <style:text-properties style:use-window-font-color="true" loext:opacity="0%" style:text-position="0% 100%"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49" style:family="text">
      <style:text-properties style:use-window-font-color="true" loext:opacity="0%" style:text-position="0% 100%" fo:font-style="normal" fo:font-weight="bold" style:font-name-asian="OpenSymbol" style:font-size-asian="10pt" style:font-style-asian="normal" style:font-weight-asian="bold" style:font-name-complex="OpenSymbol" style:font-size-complex="10pt" style:font-style-complex="normal" style:font-weight-complex="bold"/>
    </style:style>
    <style:style style:name="T50" style:family="text">
      <style:text-properties style:use-window-font-color="true" loext:opacity="0%" style:text-position="0% 100%" style:font-name="Bitstream Vera Sans8" fo:font-size="10pt" fo:font-style="normal" officeooo:rsid="006e1b86" fo:background-color="#ffff00" loext:char-shading-value="0" style:font-name-asian="OpenSymbol" style:font-size-asian="10pt" style:font-style-asian="normal" style:font-name-complex="OpenSymbol" style:font-size-complex="10pt" style:font-style-complex="normal"/>
    </style:style>
    <style:style style:name="T51" style:family="text">
      <style:text-properties style:use-window-font-color="true" loext:opacity="0%" style:text-position="0% 100%" style:font-name="Bitstream Vera Sans8" fo:font-size="10pt" fo:font-style="normal" fo:font-weight="normal" officeooo:rsid="006f6fc7"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52" style:family="text">
      <style:text-properties style:use-window-font-color="true" loext:opacity="0%" fo:font-style="normal" style:font-size-asian="10pt" style:font-style-asian="normal" style:font-size-complex="10pt" style:font-style-complex="normal"/>
    </style:style>
    <style:style style:name="T53" style:family="text">
      <style:text-properties style:use-window-font-color="true" loext:opacity="0%" fo:font-style="normal" fo:font-weight="bold" style:font-size-asian="10pt" style:font-style-asian="normal" style:font-weight-asian="bold" style:font-size-complex="10pt" style:font-style-complex="normal" style:font-weight-complex="bold"/>
    </style:style>
    <style:style style:name="T54" style:family="text">
      <style:text-properties style:use-window-font-color="true" loext:opacity="0%" fo:font-style="normal" fo:font-weight="normal" style:font-size-asian="10pt" style:font-style-asian="normal" style:font-weight-asian="normal" style:font-size-complex="10pt" style:font-style-complex="normal" style:font-weight-complex="normal"/>
    </style:style>
    <style:style style:name="T55" style:family="text">
      <style:text-properties style:use-window-font-color="true" loext:opacity="0%" fo:font-style="normal" fo:font-weight="normal" officeooo:rsid="006f6fc7" style:font-size-asian="10pt" style:font-style-asian="normal" style:font-weight-asian="normal" style:font-size-complex="10pt" style:font-style-complex="normal" style:font-weight-complex="normal"/>
    </style:style>
    <style:style style:name="T56" style:family="text">
      <style:text-properties style:use-window-font-color="true" loext:opacity="0%" style:font-name="Bitstream Vera Sans3" fo:font-size="10pt" fo:font-style="normal" style:font-size-asian="10pt" style:font-style-asian="normal" style:font-size-complex="10pt" style:font-style-complex="normal"/>
    </style:style>
    <style:style style:name="T57" style:family="text">
      <style:text-properties style:use-window-font-color="true" loext:opacity="0%" fo:background-color="#ffff00" loext:char-shading-value="0"/>
    </style:style>
    <style:style style:name="T58" style:family="text">
      <style:text-properties style:use-window-font-color="true" loext:opacity="0%" style:font-name="Bitstream Vera Sans8" fo:font-size="10pt" fo:font-style="normal" fo:font-weight="normal" officeooo:rsid="006f6fc7" fo:background-color="#ffff00" loext:char-shading-value="0" style:font-size-asian="10pt" style:font-style-asian="normal" style:font-weight-asian="normal" style:font-size-complex="10pt" style:font-style-complex="normal" style:font-weight-complex="normal"/>
    </style:style>
    <style:style style:name="T59" style:family="text">
      <style:text-properties fo:text-transform="lowercase" fo:color="#000000" loext:opacity="100%" style:font-name="Bitstream Vera Sans7" fo:font-size="9pt" fo:font-style="italic" fo:font-weight="normal" fo:background-color="#ffff00" loext:char-shading-value="0" style:font-size-asian="9pt" style:font-style-asian="italic" style:font-size-complex="9pt" style:font-style-complex="italic"/>
    </style:style>
    <style:style style:name="T60" style:family="text">
      <style:text-properties fo:text-transform="lowercase" fo:font-size="9pt" fo:font-style="italic" fo:background-color="#ffff00" loext:char-shading-value="0" style:font-size-asian="9pt" style:font-style-asian="italic" style:font-size-complex="9pt" style:font-style-complex="italic"/>
    </style:style>
    <style:style style:name="T61"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fo:background-color="#ffff00"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4"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5"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66" style:family="text">
      <style:text-properties fo:color="#ffffff" loext:opacity="100%" style:font-name="Bitstream Vera Sans3" fo:font-size="16pt" fo:font-weight="bold" style:font-size-asian="16pt" style:font-weight-asian="bold" style:font-size-complex="16pt" style:font-weight-complex="bold"/>
    </style:style>
    <style:style style:name="T67" style:family="text"/>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solid" svg:stroke-width="0.019cm" svg:stroke-color="#000000" draw:marker-start="" draw:marker-start-width="0.31cm" draw:marker-start-center="false" draw:marker-end="" draw:marker-end-width="0.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none"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019cm" svg:stroke-color="#ff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8cm" svg:stroke-color="#ff0000" draw:marker-start="" draw:marker-start-width="0.312cm" draw:marker-start-center="false" draw:marker-end="" draw:marker-end-width="0.312cm" draw:marker-end-center="false" draw:fill="none"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13" style:family="graphic">
      <style:graphic-properties draw:stroke="solid" svg:stroke-width="0.028cm" svg:stroke-color="#ff0000" draw:marker-start="" draw:marker-start-width="0.312cm" draw:marker-start-center="false" draw:marker-end="" draw:marker-end-width="0.312cm" draw:marker-end-center="false" svg:stroke-opacity="100%" draw:fill="none"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46cm" fo:padding-top="0.136cm" fo:padding-bottom="0.136cm" fo:padding-left="0.259cm" fo:padding-right="0.259cm"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ff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45cm" fo:padding-top="0.136cm" fo:padding-bottom="0.136cm" fo:padding-left="0.259cm" fo:padding-right="0.259cm" draw:shadow="hidden" draw:shadow-offset-x="0.3cm" draw:shadow-offset-y="0.3cm" draw:shadow-color="#808080" style:run-through="foreground"/>
      <style:paragraph-properties style:writing-mode="lr-tb"/>
    </style:style>
    <style:style style:name="gr17" style:family="graphic">
      <style:graphic-properties draw:stroke="solid" svg:stroke-width="0.019cm" svg:stroke-color="#00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9"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238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solid" svg:stroke-width="0.019cm" svg:stroke-color="#1ca2b8" draw:marker-start="" draw:marker-start-width="0.27cm" draw:marker-start-center="false" draw:marker-end="" draw:marker-end-width="0.27cm" draw:marker-end-center="false" draw:fill="solid" draw:fill-color="#99ccff" draw:textarea-horizontal-align="center" draw:textarea-vertical-align="middle" fo:padding-top="0.132cm" fo:padding-bottom="0.132cm" fo:padding-left="0.258cm" fo:padding-right="0.258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259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9cm" fo:min-width="0.213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191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018cm" svg:stroke-color="#00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8"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solid" svg:stroke-width="0.019cm" svg:stroke-color="#000000" draw:marker-start-width="0.31cm" draw:marker-start-center="false" draw:marker-end-width="0.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19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svg:stroke-width="0.019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61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36" style:family="graphic">
      <style:graphic-properties draw:stroke="none" svg:stroke-width="0.019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width="0.3cm" draw:marker-start-center="false" draw:marker-end-width="0.3cm" draw:marker-end-center="false" draw:fill="none" draw:fill-color="#ffffff" draw:auto-grow-width="true" fo:min-height="0.415cm" fo:min-width="0.198cm" draw:shadow="hidden" draw:shadow-offset-x="0.3cm" draw:shadow-offset-y="0.3cm" draw:shadow-color="#808080" style:run-through="foreground"/>
      <style:paragraph-properties style:writing-mode="lr-tb"/>
    </style:style>
    <style:style style:name="gr38"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108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cm" draw:shadow="hidden" draw:shadow-offset-x="0.3cm" draw:shadow-offset-y="0.3cm" draw:shadow-color="#808080" style:run-through="foreground"/>
      <style:paragraph-properties style:writing-mode="lr-tb"/>
    </style:style>
    <style:style style:name="gr4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823383" text:style-name="Num_5f_Exo">
        <text:list-item>
          <text:h text:style-name="P35" text:outline-level="1"> Dans chaque cas, les quadrilatères sont-ils forcément des parallélogrammes ? <text:line-break/>Réponds par Vrai ou Faux, puis illustre chaque réponse par une figure à main levée codée.</text:h>
          <text:p text:style-name="P44"><text:span text:style-name="_5f_Consigne"><text:span text:style-name="T11"/></text:span></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list xml:id="list223430710286031" text:continue-numbering="true" text:style-name="Num_5f_Exo">
              <text:list-header>
                <text:p text:style-name="P49"/>
              </text:list-header>
            </text:list>
          </table:table-cell>
          <table:table-cell table:style-name="Tableau2.B1" office:value-type="string">
            <text:list xml:id="list223430282595339" text:continue-numbering="true" text:style-name="Num_5f_Exo">
              <text:list-header>
                <text:p text:style-name="P51">Je suis un quadrilatère<text:span text:style-name="T42">…</text:span></text:p>
              </text:list-header>
            </text:list>
          </table:table-cell>
          <table:table-cell table:style-name="Tableau2.C1" office:value-type="boolean" office:boolean-value="true">
            <text:list xml:id="list223429985439401" text:continue-numbering="true" text:style-name="Num_5f_Exo">
              <text:list-header>
                <text:p text:style-name="P52">VRAI</text:p>
              </text:list-header>
            </text:list>
          </table:table-cell>
          <table:table-cell table:style-name="Tableau2.C1" office:value-type="boolean" office:boolean-value="false">
            <text:list xml:id="list223429938718772" text:continue-numbering="true" text:style-name="Num_5f_Exo">
              <text:list-header>
                <text:p text:style-name="P53">FAUX</text:p>
              </text:list-header>
            </text:list>
          </table:table-cell>
          <table:table-cell table:style-name="Tableau2.E1" office:value-type="string">
            <text:list xml:id="list223431708703336" text:continue-numbering="true" text:style-name="Num_5f_Exo">
              <text:list-header>
                <text:p text:style-name="P51">Figure</text:p>
              </text:list-header>
            </text:list>
          </table:table-cell>
        </table:table-row>
        <table:table-row table:style-name="Tableau2.2">
          <table:table-cell table:style-name="Tableau2.A1" office:value-type="string">
            <text:list xml:id="list223431589523653" text:continue-numbering="true" text:style-name="Num_5f_Exo">
              <text:list-header>
                <text:p text:style-name="P54">a.</text:p>
              </text:list-header>
            </text:list>
          </table:table-cell>
          <table:table-cell table:style-name="Tableau2.B2" office:value-type="string">
            <text:list xml:id="list223429759888003" text:continue-numbering="true" text:style-name="Num_5f_Exo">
              <text:list-header>
                <text:p text:style-name="P56"><text:span text:style-name="T42">… </text:span>Qui a deux côtés opposés parallèles.</text:p>
              </text:list-header>
            </text:list>
          </table:table-cell>
          <table:table-cell table:style-name="Tableau2.C2" office:value-type="string">
            <text:p text:style-name="P32"/>
          </table:table-cell>
          <table:table-cell table:style-name="Tableau2.D2" office:value-type="string">
            <text:p text:style-name="P32"><text:span text:style-name="_5f_Correction_5f_surligné">X</text:span></text:p>
          </table:table-cell>
          <table:table-cell table:style-name="Tableau2.E2" office:value-type="string">
            <text:p text:style-name="P33"><draw:g text:anchor-type="as-char" draw:z-index="15" draw:name="Forme8" draw:style-name="gr1"><draw:path draw:style-name="gr2" draw:text-style-name="P78" svg:width="1.165cm" svg:height="0.025cm" svg:x="0.722cm" svg:y="0.022cm" svg:viewBox="0 0 1166 26" svg:d="M0 26c246-46 497-15 746-24h234 186"><text:p/></draw:path><draw:path draw:style-name="gr2" draw:text-style-name="P78" svg:width="2.655cm" svg:height="0.119cm" svg:x="0.047cm" svg:y="0.91cm" svg:viewBox="0 0 2656 120" svg:d="M0 70c255 146 492-80 746-70 264 10 527 68 792 94 261 25 529 15 793-24h325"><text:p/></draw:path><draw:path draw:style-name="gr2" draw:text-style-name="P78" svg:width="0.908cm" svg:height="1.024cm" svg:x="1.84cm" svg:y="0.001cm" svg:viewBox="0 0 909 1025" svg:d="M0 0c168 242 560 310 583 652l257 186 69 187"><text:p/></draw:path><draw:path draw:style-name="gr2" draw:text-style-name="P78" svg:width="0.745cm" svg:height="0.978cm" svg:x="0cm" svg:y="0.001cm" svg:viewBox="0 0 746 979" svg:d="M746 0c-249 173-196 575-536 652l-209 257-1 70"><text:p/></draw:path></draw:g></text:p>
          </table:table-cell>
        </table:table-row>
        <table:table-row table:style-name="Tableau2.2">
          <table:table-cell table:style-name="Tableau2.A1" office:value-type="string">
            <text:list xml:id="list223430826027753" text:continue-numbering="true" text:style-name="Num_5f_Exo">
              <text:list-header>
                <text:p text:style-name="P54">b.</text:p>
              </text:list-header>
            </text:list>
          </table:table-cell>
          <table:table-cell table:style-name="Tableau2.B3" office:value-type="string">
            <text:list xml:id="list223431019841990" text:continue-numbering="true" text:style-name="Num_5f_Exo">
              <text:list-header>
                <text:p text:style-name="P56"><text:span text:style-name="T42">… </text:span>Qui a ses diagonales qui se coupent en leur milieu.</text:p>
              </text:list-header>
            </text:list>
          </table:table-cell>
          <table:table-cell table:style-name="Tableau2.C3" office:value-type="string">
            <text:p text:style-name="P32"><text:span text:style-name="_5f_Correction_5f_surligné">X</text:span></text:p>
          </table:table-cell>
          <table:table-cell table:style-name="Tableau2.D2" office:value-type="string">
            <text:p text:style-name="P32"/>
          </table:table-cell>
          <table:table-cell table:style-name="Tableau2.E3" office:value-type="string">
            <text:p text:style-name="P33"><draw:g text:anchor-type="as-char" draw:z-index="16" draw:name="Forme9" draw:style-name="gr1"><draw:path draw:style-name="gr2" draw:text-style-name="P78" svg:width="1.787cm" svg:height="0.983cm" svg:x="0.313cm" svg:y="0.022cm" svg:viewBox="0 0 1788 984" svg:d="M0 0c235 106 492 161 715 291 248 144 610 62 738 402l245 157 90 134"><text:p/></draw:path><draw:path draw:style-name="gr2" draw:text-style-name="P78" svg:width="2.522cm" svg:height="0.14cm" svg:x="0.29cm" svg:y="0cm" svg:viewBox="0 0 2523 141" svg:d="M0 0c250 46 505 18 759 44 266 29 535 4 805 23 249 17 486 100 737 66h222"><text:p/></draw:path><draw:path draw:style-name="gr2" draw:text-style-name="P78" svg:width="2.121cm" svg:height="0.049cm" svg:x="0cm" svg:y="0.867cm" svg:viewBox="0 0 2122 50" svg:d="M0 49c244-41 491-29 737-21 261 6 520-44 782-23l247 45 267-23 89 1"><text:p/></draw:path><draw:path draw:style-name="gr2" draw:text-style-name="P78" svg:width="0.311cm" svg:height="0.848cm" svg:x="0cm" svg:y="0.022cm" svg:viewBox="0 0 312 849" svg:d="M312 0c-19 267-263 442-267 715l-45 134"><text:p/></draw:path><draw:path draw:style-name="gr2" draw:text-style-name="P78" svg:width="0.713cm" svg:height="0.759cm" svg:x="2.033cm" svg:y="0.131cm" svg:viewBox="0 0 714 760" svg:d="M714 0c-100 298-406 416-625 604l-89 156"><text:p/></draw:path><draw:path draw:style-name="gr2" draw:text-style-name="P78" svg:width="2.68cm" svg:height="0.736cm" svg:x="0cm" svg:y="0.152cm" svg:viewBox="0 0 2681 737" svg:d="M0 737c287-70 511-295 804-335 258-36 484-157 738-246 231-80 491-27 737-45l269 1 133-112"><text:p/></draw:path><draw:polyline draw:style-name="gr2" draw:text-style-name="P78" svg:width="0.335cm" svg:height="0.155cm" svg:x="0.624cm" svg:y="0.09cm" svg:viewBox="0 0 336 156" draw:points="336,0 91,111 0,156"><text:p/></draw:polyline><draw:polyline draw:style-name="gr2" draw:text-style-name="P78" svg:width="0.334cm" svg:height="0.201cm" svg:x="1.496cm" svg:y="0.512cm" svg:viewBox="0 0 335 202" draw:points="335,0 68,201 0,202"><text:p/></draw:polyline><draw:polyline draw:style-name="gr2" draw:text-style-name="P78" svg:width="0.401cm" svg:height="0.177cm" svg:x="0.357cm" svg:y="0.512cm" svg:viewBox="0 0 402 178" draw:points="0,0 224,90 402,178"><text:p/></draw:polyline><draw:polyline draw:style-name="gr2" draw:text-style-name="P78" svg:width="0.401cm" svg:height="0.223cm" svg:x="1.541cm" svg:y="0.178cm" svg:viewBox="0 0 402 224" draw:points="0,0 358,179 402,224"><text:p/></draw:polyline><draw:polyline draw:style-name="gr2" draw:text-style-name="P78" svg:width="0.446cm" svg:height="0.334cm" svg:x="0.492cm" svg:y="0.422cm" svg:viewBox="0 0 447 335" draw:points="0,0 245,134 447,335"><text:p/></draw:polyline><draw:polyline draw:style-name="gr2" draw:text-style-name="P78" svg:width="0.401cm" svg:height="0.333cm" svg:x="1.653cm" svg:y="0.09cm" svg:viewBox="0 0 402 334" draw:points="0,0 268,89 402,312 402,334"><text:p/></draw:polyline></draw:g></text:p>
          </table:table-cell>
        </table:table-row>
        <table:table-row table:style-name="Tableau2.2">
          <table:table-cell table:style-name="Tableau2.A1" office:value-type="string">
            <text:list xml:id="list223430607347471" text:continue-numbering="true" text:style-name="Num_5f_Exo">
              <text:list-header>
                <text:p text:style-name="P54">c.</text:p>
              </text:list-header>
            </text:list>
          </table:table-cell>
          <table:table-cell table:style-name="Tableau2.B4" office:value-type="string">
            <text:list xml:id="list223430583069338" text:continue-numbering="true" text:style-name="Num_5f_Exo">
              <text:list-header>
                <text:p text:style-name="P56"><text:span text:style-name="T42">… </text:span>Qui a ses côtés opposés deux à deux de même longueur.</text:p>
              </text:list-header>
            </text:list>
          </table:table-cell>
          <table:table-cell table:style-name="Tableau2.C4" office:value-type="string">
            <text:p text:style-name="P32"><text:span text:style-name="_5f_Correction_5f_surligné"/></text:p>
          </table:table-cell>
          <table:table-cell table:style-name="Tableau2.D4" office:value-type="string">
            <text:p text:style-name="P32"><text:span text:style-name="_5f_Correction_5f_surligné">X</text:span></text:p>
          </table:table-cell>
          <table:table-cell table:style-name="Tableau2.E4" office:value-type="string">
            <text:p text:style-name="P33"><draw:g text:anchor-type="paragraph" draw:z-index="17" draw:name="Forme2_0" draw:style-name="gr11"><draw:path draw:style-name="gr17" draw:text-style-name="P78" svg:width="1.692cm" svg:height="0.029cm" svg:x="0.492cm" svg:y="0.396cm" svg:viewBox="0 0 1693 30" svg:d="M0 30c280-52 564-19 847-27h291l291-1 264 1"><text:p/></draw:path><draw:path draw:style-name="gr17" draw:text-style-name="P78" svg:width="1.613cm" svg:height="0.052cm" svg:x="0.741cm" svg:y="1.173cm" svg:viewBox="0 0 1614 53" svg:d="M0 53c290-1 582 0 873 0l265-53 291 53h185"><text:p/></draw:path><draw:polyline draw:style-name="gr17" draw:text-style-name="P78" svg:width="1.794cm" svg:height="0.774cm" svg:x="0.513cm" svg:y="0.426cm" svg:viewBox="0 0 1795 775" draw:points="1795,775 1135,415 299,182 0,0"><text:p/></draw:polyline><draw:polyline draw:style-name="gr17" draw:text-style-name="P78" svg:width="0.158cm" svg:height="0.29cm" svg:x="1.205cm" svg:y="0.265cm" svg:viewBox="0 0 159 291" draw:points="159,0 0,291 0,291"><text:p/></draw:polyline><draw:g draw:style-name="gr4"><draw:polyline draw:style-name="gr17" draw:text-style-name="P78" svg:width="0.282cm" svg:height="0.221cm" svg:x="0.604cm" svg:y="0.512cm" svg:viewBox="0 0 283 222" draw:points="283,0 32,204 0,222"><text:p/></draw:polyline><draw:line draw:style-name="gr17" draw:text-style-name="P78" svg:x1="0.982cm" svg:y1="0.568cm" svg:x2="0.809cm" svg:y2="0.794cm"><text:p/></draw:line></draw:g><draw:polyline draw:style-name="gr17" draw:text-style-name="P78" svg:width="0.317cm" svg:height="0.238cm" svg:x="1.667cm" svg:y="0.545cm" svg:viewBox="0 0 318 239" draw:points="0,0 291,185 318,239"><text:p/></draw:polyline><draw:polyline draw:style-name="gr17" draw:text-style-name="P78" svg:width="0.342cm" svg:height="0.238cm" svg:x="1.496cm" svg:y="0.591cm" svg:viewBox="0 0 343 239" draw:points="0,0 265,160 343,239"><text:p/></draw:polyline><draw:polyline draw:style-name="gr17" draw:text-style-name="P78" svg:width="1.423cm" svg:height="0.811cm" svg:x="0.734cm" svg:y="0.404cm" svg:viewBox="0 0 1424 812" draw:points="0,812 523,434 1186,191 1424,0"><text:p/></draw:polyline><draw:polyline draw:style-name="gr17" draw:text-style-name="P78" svg:width="0.158cm" svg:height="0.29cm" svg:x="1.358cm" svg:y="1.108cm" svg:viewBox="0 0 159 291" draw:points="159,0 0,291 0,291"><text:p/></draw:polyline></draw:g></text:p>
            <text:p text:style-name="P31"/>
            <text:p text:style-name="P31"/>
            <text:p text:style-name="P34"><text:span text:style-name="T59">vrai </text:span><text:span text:style-name="T60">s’il n’est pas croisé</text:span></text:p>
          </table:table-cell>
        </table:table-row>
        <table:table-row table:style-name="Tableau2.2">
          <table:table-cell table:style-name="Tableau2.A1" office:value-type="string">
            <text:list xml:id="list223430259955386" text:continue-numbering="true" text:style-name="Num_5f_Exo">
              <text:list-header>
                <text:p text:style-name="P55">d.</text:p>
              </text:list-header>
            </text:list>
          </table:table-cell>
          <table:table-cell table:style-name="Tableau2.B5" office:value-type="string">
            <text:list xml:id="list223430258919139" text:continue-numbering="true" text:style-name="Num_5f_Exo">
              <text:list-header>
                <text:p text:style-name="P56"><text:span text:style-name="T42">… </text:span>qui a Deux côtés opposés et deux côtés de même longueur.</text:p>
              </text:list-header>
            </text:list>
          </table:table-cell>
          <table:table-cell table:style-name="Tableau2.C5" office:value-type="string">
            <text:p text:style-name="P32"><text:span text:style-name="_5f_Correction_5f_surligné"/></text:p>
          </table:table-cell>
          <table:table-cell table:style-name="Tableau2.D5" office:value-type="string">
            <text:p text:style-name="P57"><text:span text:style-name="_5f_Correction_5f_surligné">X</text:span></text:p>
          </table:table-cell>
          <table:table-cell table:style-name="Tableau2.E5" office:value-type="string">
            <text:p text:style-name="P48"><draw:g text:anchor-type="as-char" draw:z-index="27" draw:name="Forme12_0" draw:style-name="gr1"><draw:path draw:style-name="gr2" draw:text-style-name="P78" svg:width="1.534cm" svg:height="0.029cm" svg:x="0.212cm" svg:y="0.234cm" svg:viewBox="0 0 1535 30" svg:d="M1535 30c-272-51-549-19-822-27h-290l-317-1h-106"><text:p/></draw:path><draw:path draw:style-name="gr2" draw:text-style-name="P78" svg:width="1.057cm" svg:height="1.19cm" svg:x="0.08cm" svg:y="0.234cm" svg:viewBox="0 0 1058 1191" svg:d="M0 0c280 205 351 594 688 741l185 265 185 185"><text:p/></draw:path><draw:path draw:style-name="gr2" draw:text-style-name="P78" svg:width="1.11cm" svg:height="0.56cm" svg:x="1.694cm" svg:y="0.287cm" svg:viewBox="0 0 1111 561" svg:d="M0 5c372-53 545 343 872 424l239 132"><text:p/></draw:path><draw:path draw:style-name="gr2" draw:text-style-name="P78" svg:width="1.666cm" svg:height="0.635cm" svg:x="1.138cm" svg:y="0.817cm" svg:viewBox="0 0 1667 636" svg:d="M0 636c254-176 554-257 847-344l291-105 290-81 239-106"><text:p/></draw:path><draw:path draw:style-name="gr2" draw:text-style-name="P78" svg:width="0.873cm" svg:height="0.107cm" svg:x="0cm" svg:y="0.712cm" svg:viewBox="0 0 874 108" svg:d="M874 0c-281 99-580 116-874 105l27-26"><text:p/></draw:path><draw:polyline draw:style-name="gr2" draw:text-style-name="P78" svg:width="0.291cm" svg:height="0.474cm" svg:x="0.874cm" svg:y="0cm" svg:viewBox="0 0 292 475" draw:points="0,0 212,265 292,475"><text:p/></draw:polyline><draw:polyline draw:style-name="gr2" draw:text-style-name="P78" svg:width="0.609cm" svg:height="0.316cm" svg:x="1.957cm" svg:y="0.317cm" svg:viewBox="0 0 610 317" draw:points="610,0 345,157 53,264 0,317"><text:p/></draw:polyline></draw:g></text:p>
          </table:table-cell>
        </table:table-row>
        <table:table-row table:style-name="Tableau2.2">
          <table:table-cell table:style-name="Tableau2.A1" office:value-type="string">
            <text:list xml:id="list223431508587030" text:continue-numbering="true" text:style-name="Num_5f_Exo">
              <text:list-header>
                <text:p text:style-name="P55">E.</text:p>
              </text:list-header>
            </text:list>
          </table:table-cell>
          <table:table-cell table:style-name="Tableau2.B6" office:value-type="string">
            <text:list xml:id="list223430215128717" text:continue-numbering="true" text:style-name="Num_5f_Exo">
              <text:list-header>
                <text:p text:style-name="P56"><text:span text:style-name="T42">… </text:span>Qui a ses côtés opposés parallèles.</text:p>
              </text:list-header>
            </text:list>
          </table:table-cell>
          <table:table-cell table:style-name="Tableau2.C6" office:value-type="string">
            <text:p text:style-name="P32"><text:span text:style-name="_5f_Correction_5f_surligné">X</text:span></text:p>
          </table:table-cell>
          <table:table-cell table:style-name="Tableau2.D6" office:value-type="string">
            <text:p text:style-name="P22"/>
          </table:table-cell>
          <table:table-cell table:style-name="Tableau2.E6" office:value-type="string">
            <text:p text:style-name="P64"><draw:g text:anchor-type="as-char" svg:y="-1.12cm" draw:z-index="25" draw:name="Forme10" draw:style-name="gr3"><draw:path draw:style-name="gr2" draw:text-style-name="P78" svg:width="2.168cm" svg:height="0cm" svg:x="0cm" svg:y="0.583cm" svg:viewBox="0 0 2169 1" svg:d="M2169 1c-327-2-654 0-979 0-292 0-582 0-873 0h-317"><text:p/></draw:path><draw:path draw:style-name="gr2" draw:text-style-name="P78" svg:width="2.168cm" svg:height="0cm" svg:x="0.741cm" svg:y="1.615cm" svg:viewBox="0 0 2169 1" svg:d="M2169 1c-292-2-583 0-873 0-283 0-565 0-847 0h-291-158"><text:p/></draw:path><draw:path draw:style-name="gr2" draw:text-style-name="P78" svg:width="1.56cm" svg:height="1.771cm" svg:x="0cm" svg:y="0.212cm" svg:viewBox="0 0 1561 1772" svg:d="M0 0c450 5 387 353 714 635 291 250 515 455 609 820l211 291 27 26"><text:p/></draw:path><draw:path draw:style-name="gr2" draw:text-style-name="P78" svg:width="1.798cm" svg:height="1.983cm" svg:x="0.82cm" svg:y="-0.001cm" svg:viewBox="0 0 1799 1984" svg:d="M1799 1984c-337-230-485-609-794-873-295-251-463-627-767-873l-238-238"><text:p/></draw:path></draw:g></text:p>
          </table:table-cell>
        </table:table-row>
        <table:table-row table:style-name="Tableau2.2">
          <table:table-cell table:style-name="Tableau2.A1" office:value-type="string">
            <text:list xml:id="list223430538046297" text:continue-numbering="true" text:style-name="Num_5f_Exo">
              <text:list-header>
                <text:p text:style-name="P55">f.</text:p>
              </text:list-header>
            </text:list>
          </table:table-cell>
          <table:table-cell table:style-name="Tableau2.B7" office:value-type="string">
            <text:list xml:id="list223429805622058" text:continue-numbering="true" text:style-name="Num_5f_Exo">
              <text:list-header>
                <text:p text:style-name="P56"><text:span text:style-name="T42">… </text:span>Non croisé qui a deux côtés opposés parallèles et de même longueur. </text:p>
              </text:list-header>
            </text:list>
          </table:table-cell>
          <table:table-cell table:style-name="Tableau2.C7" office:value-type="string">
            <text:p text:style-name="P57"><text:span text:style-name="_5f_Correction_5f_surligné">X</text:span></text:p>
          </table:table-cell>
          <table:table-cell table:style-name="Tableau2.D2" office:value-type="string">
            <text:p text:style-name="P32"><text:span text:style-name="_5f_Correction_5f_surligné"/></text:p>
          </table:table-cell>
          <table:table-cell table:style-name="Tableau2.E7" office:value-type="string">
            <text:p text:style-name="P64"><draw:g text:anchor-type="as-char" svg:y="-1.496cm" draw:z-index="26" draw:name="Forme11_0" draw:style-name="gr3"><draw:path draw:style-name="gr2" draw:text-style-name="P78" svg:width="1.666cm" svg:height="0.025cm" svg:x="0.662cm" svg:y="1.058cm" svg:viewBox="0 0 1667 26" svg:d="M1667 26c-274-1-548 0-821 0h-317l-265-26h-264"><text:p/></draw:path><draw:path draw:style-name="gr2" draw:text-style-name="P78" svg:width="1.586cm" svg:height="0.035cm" svg:x="0cm" svg:y="0.182cm" svg:viewBox="0 0 1587 36" svg:d="M1587 27c-282-77-562 40-847 0l-290-1h-292l-158-26"><text:p/></draw:path><draw:path draw:style-name="gr2" draw:text-style-name="P78" svg:width="0.686cm" svg:height="1.005cm" svg:x="0.053cm" svg:y="0.079cm" svg:viewBox="0 0 687 1006" svg:d="M687 1006c-195-320-487-566-660-900l-27-106"><text:p/></draw:path><draw:path draw:style-name="gr2" draw:text-style-name="P78" svg:width="0.766cm" svg:height="0.898cm" svg:x="1.535cm" svg:y="0.16cm" svg:viewBox="0 0 767 899" svg:d="M767 899c-444-17-303-520-582-713l-185-186"><text:p/></draw:path><draw:polyline draw:style-name="gr2" draw:text-style-name="P78" svg:width="0.185cm" svg:height="0.528cm" svg:x="0.793cm" svg:y="0.001cm" svg:viewBox="0 0 186 529" draw:points="0,0 106,265 186,529 186,371"><text:p/></draw:polyline><draw:polyline draw:style-name="gr2" draw:text-style-name="P78" svg:width="0.263cm" svg:height="0.474cm" svg:x="1.35cm" svg:y="0.9cm" svg:viewBox="0 0 264 475" draw:points="0,0 158,265 264,475"><text:p/></draw:polyline></draw:g></text:p>
          </table:table-cell>
        </table:table-row>
      </table:table>
      <text:list xml:id="list223429866942225" text:continue-numbering="true" text:style-name="Num_5f_Exo">
        <text:list-item>
          <text:h text:style-name="P40" text:outline-level="1"><draw:g text:anchor-type="paragraph" draw:z-index="12" draw:name="Forme9_0" draw:style-name="gr11"><draw:line draw:style-name="gr29" draw:text-style-name="P93" svg:x1="5.805cm" svg:y1="1.453cm" svg:x2="8.931cm" svg:y2="2.926cm"><text:p/></draw:line><draw:line draw:style-name="gr29" draw:text-style-name="P93" svg:x1="6.694cm" svg:y1="2.899cm" svg:x2="7.982cm" svg:y2="1.453cm"><text:p/></draw:line><draw:frame draw:style-name="gr36" draw:text-style-name="P94" svg:width="0.29cm" svg:height="0.415cm" svg:x="7.124cm" svg:y="1.722cm"><draw:text-box><text:p text:style-name="P89"><text:span text:style-name="T65">M</text:span></text:p></draw:text-box></draw:frame><draw:frame draw:style-name="gr37" draw:text-style-name="P94" svg:width="0.198cm" svg:height="0.415cm" svg:x="5.496cm" svg:y="1.206cm"><draw:text-box><text:p text:style-name="P89"><text:span text:style-name="T65">L</text:span></text:p></draw:text-box></draw:frame><draw:line draw:style-name="gr29" draw:text-style-name="P93" svg:x1="7.991cm" svg:y1="1.453cm" svg:x2="8.903cm" svg:y2="2.91cm"><text:p/></draw:line><draw:line draw:style-name="gr30" draw:text-style-name="P93" svg:x1="6.703cm" svg:y1="2.908cm" svg:x2="8.893cm" svg:y2="2.904cm"><text:p/></draw:line><draw:line draw:style-name="gr30" draw:text-style-name="P93" svg:x1="5.796cm" svg:y1="1.441cm" svg:x2="8.01cm" svg:y2="1.441cm"><text:p/></draw:line><draw:frame draw:style-name="gr38" draw:text-style-name="P94" svg:width="0.108cm" svg:height="0.414cm" svg:x="9.011cm" svg:y="2.856cm"><draw:text-box><text:p text:style-name="P89"><text:span text:style-name="T65">J</text:span></text:p></draw:text-box></draw:frame><draw:frame draw:style-name="gr36" draw:text-style-name="P94" svg:width="0.204cm" svg:height="0.415cm" svg:x="8.112cm" svg:y="1.18cm"><draw:text-box><text:p text:style-name="P89"><text:span text:style-name="T65">I</text:span></text:p></draw:text-box></draw:frame><draw:frame draw:style-name="gr39" draw:text-style-name="P94" svg:width="0.241cm" svg:height="0.414cm" svg:x="6.484cm" svg:y="2.9cm"><draw:text-box><text:p text:style-name="P89"><text:span text:style-name="T65">K</text:span></text:p></draw:text-box></draw:frame><draw:line draw:style-name="gr29" draw:text-style-name="P93" svg:x1="5.796cm" svg:y1="1.441cm" svg:x2="6.704cm" svg:y2="2.909cm"><text:p/></draw:line><draw:line draw:style-name="gr29" draw:text-style-name="P93" svg:x1="7.054cm" svg:y1="2.404cm" svg:x2="7.086cm" svg:y2="2.556cm"><text:p/></draw:line><draw:line draw:style-name="gr29" draw:text-style-name="P93" svg:x1="7.65cm" svg:y1="1.744cm" svg:x2="7.68cm" svg:y2="1.894cm"><text:p/></draw:line><draw:line draw:style-name="gr29" draw:text-style-name="P93" svg:x1="6.611cm" svg:y1="1.894cm" svg:x2="6.743cm" svg:y2="1.774cm"><text:p/></draw:line><draw:line draw:style-name="gr29" draw:text-style-name="P93" svg:x1="6.653cm" svg:y1="1.944cm" svg:x2="6.784cm" svg:y2="1.824cm"><text:p/></draw:line><draw:line draw:style-name="gr29" draw:text-style-name="P93" svg:x1="7.841cm" svg:y1="2.497cm" svg:x2="7.984cm" svg:y2="2.358cm"><text:p/></draw:line><draw:line draw:style-name="gr29" draw:text-style-name="P93" svg:x1="7.882cm" svg:y1="2.545cm" svg:x2="8.014cm" svg:y2="2.425cm"><text:p/></draw:line></draw:g><text:span text:style-name="corps"><text:span text:style-name="T11"> Démontre que le quadrilatère IJKL est un parallélogramme.</text:span></text:span></text:h>
        </text:list-item>
      </text:list>
      <text:list xml:id="list3320908002" text:style-name="_5f_Numérotation_20_des_20_exercices_20_livrets">
        <text:list-item>
          <text:list>
            <text:list-header>
              <text:p text:style-name="P65"><text:span text:style-name="corps"><text:span text:style-name="T46"/></text:span></text:p>
              <text:p text:style-name="P66"><text:span text:style-name="corps"><text:span text:style-name="T44">On sait que M est le milieu de [KI] et de [LJ] donc IJKL est</text:span></text:span><text:span text:style-name="_5f_Correction_5f_surligné"><text:span text:style-name="T46"> un quadrilatère qui a ses diagonales qui se coupent en leur milieu. Par suite, c'est un parallélogramme.</text:span></text:span></text:p>
            </text:list-header>
          </text:list>
        </text:list-item>
      </text:list>
      <text:list xml:id="list223430352946877" text:continue-list="list223429866942225" text:style-name="Num_5f_Exo">
        <text:list-item>
          <text:h text:style-name="P41" text:outline-level="1"><draw:g text:anchor-type="paragraph" draw:z-index="13" draw:name="Forme10_0" draw:style-name="gr11"><draw:frame draw:style-name="gr28" draw:text-style-name="P90" svg:width="0.75cm" svg:height="0.664cm" svg:x="5.091cm" svg:y="0.026cm"><draw:text-box><text:p text:style-name="P89"><text:span text:style-name="T64">R</text:span></text:p></draw:text-box></draw:frame><draw:line draw:style-name="gr29" draw:text-style-name="P91" svg:x1="7.862cm" svg:y1="0.273cm" svg:x2="8.774cm" svg:y2="1.73cm"><text:p/></draw:line><draw:line draw:style-name="gr30" draw:text-style-name="P91" svg:x1="6.574cm" svg:y1="1.729cm" svg:x2="8.765cm" svg:y2="1.725cm"><text:p/></draw:line><draw:line draw:style-name="gr30" draw:text-style-name="P91" svg:x1="5.666cm" svg:y1="0.261cm" svg:x2="7.881cm" svg:y2="0.261cm"><text:p/></draw:line><draw:frame draw:style-name="gr31" draw:text-style-name="P90" svg:width="0.72cm" svg:height="0.664cm" svg:x="8.576cm" svg:y="1.676cm"><draw:text-box><text:p text:style-name="P89"><text:span text:style-name="T64">T</text:span></text:p></draw:text-box></draw:frame><draw:frame draw:style-name="gr32" draw:text-style-name="P90" svg:width="0.311cm" svg:height="0.664cm" svg:x="7.982cm" svg:y="0cm"><draw:text-box><text:p text:style-name="P89"><text:span text:style-name="T64">S</text:span></text:p></draw:text-box></draw:frame><draw:frame draw:style-name="gr33" draw:text-style-name="P90" svg:width="0.763cm" svg:height="0.664cm" svg:x="6.091cm" svg:y="1.72cm"><draw:text-box><text:p text:style-name="P89"><text:span text:style-name="T64">U</text:span></text:p></draw:text-box></draw:frame><draw:line draw:style-name="gr29" draw:text-style-name="P91" svg:x1="5.666cm" svg:y1="0.261cm" svg:x2="6.574cm" svg:y2="1.729cm"><text:p/></draw:line><draw:line draw:style-name="gr29" draw:text-style-name="P91" svg:x1="6.735cm" svg:y1="1.469cm" svg:x2="6.867cm" svg:y2="1.349cm"><text:p/></draw:line><draw:line draw:style-name="gr29" draw:text-style-name="P91" svg:x1="6.777cm" svg:y1="1.522cm" svg:x2="6.908cm" svg:y2="1.402cm"><text:p/></draw:line><draw:line draw:style-name="gr29" draw:text-style-name="P91" svg:x1="7.568cm" svg:y1="0.57cm" svg:x2="7.711cm" svg:y2="0.431cm"><text:p/></draw:line><draw:line draw:style-name="gr29" draw:text-style-name="P91" svg:x1="7.607cm" svg:y1="0.619cm" svg:x2="7.739cm" svg:y2="0.499cm"><text:p/></draw:line><draw:ellipse draw:style-name="gr34" draw:text-style-name="P92" svg:width="0.77cm" svg:height="0.735cm" svg:x="8.377cm" svg:y="1.362cm" draw:kind="arc" draw:start-angle="120.79" draw:end-angle="177.87"><text:p/></draw:ellipse><draw:ellipse draw:style-name="gr34" draw:text-style-name="P92" svg:width="0.752cm" svg:height="0.768cm" svg:x="7.509cm" svg:y="-0.143cm" draw:kind="arc" draw:start-angle="180.36" draw:end-angle="299.31"><text:p/></draw:ellipse><draw:circle draw:style-name="gr35" draw:text-style-name="P92" svg:width="0.735cm" svg:height="0.735cm" svg:x="5.288cm" svg:y="-0.123cm" draw:kind="arc" draw:start-angle="301.92" draw:end-angle="358.56"><text:p/></draw:circle><draw:circle draw:style-name="gr35" draw:text-style-name="P92" svg:width="0.752cm" svg:height="0.752cm" svg:x="6.193cm" svg:y="1.344cm" draw:kind="arc" draw:start-angle="0.95" draw:end-angle="122.34"><text:p/></draw:circle><draw:line draw:style-name="gr34" draw:text-style-name="P92" svg:x1="5.92cm" svg:y1="0.388cm" svg:x2="6.04cm" svg:y2="0.473cm"><text:p/></draw:line><draw:line draw:style-name="gr34" draw:text-style-name="P92" svg:x1="8.361cm" svg:y1="1.395cm" svg:x2="8.54cm" svg:y2="1.574cm"><text:p/></draw:line></draw:g><text:span text:style-name="corps"><text:span text:style-name="T11"> D</text:span></text:span><text:span text:style-name="corps"><text:span text:style-name="T14">émontre que le quadrilatère RSTU est un parallélogramme.</text:span></text:span></text:h>
        </text:list-item>
      </text:list>
      <text:p text:style-name="P30"><text:span text:style-name="corps"/></text:p>
      <text:list xml:id="list223431121700050" text:continue-list="list3320908002" text:style-name="_5f_Numérotation_20_des_20_exercices_20_livrets">
        <text:list-item>
          <text:list>
            <text:list-header>
              <text:p text:style-name="P67"><text:span text:style-name="_5f_Correction_5f_surligné"><text:span text:style-name="T48">On sait que </text:span></text:span><text:span text:style-name="_5f_Correction_5f_surligné"><text:span text:style-name="T48"><draw:frame draw:style-name="fr3" draw:name="Objet35" text:anchor-type="as-char" svg:width="2.06cm" svg:height="0.462cm" draw:z-index="18"><draw:object xlink:href="./Object 1" xlink:type="simple" xlink:show="embed" xlink:actuate="onLoad"/><draw:image xlink:href="./ObjectReplacements/Object 1" xlink:type="simple" xlink:show="embed" xlink:actuate="onLoad"/><svg:desc>formule</svg:desc></draw:frame></text:span></text:span><text:span text:style-name="_5f_Correction_5f_surligné"><text:span text:style-name="T48"><text:s/>et </text:span></text:span><text:span text:style-name="_5f_Correction_5f_surligné"><text:span text:style-name="T48"><draw:frame draw:style-name="fr4" draw:name="Objet37" text:anchor-type="as-char" svg:width="2.066cm" svg:height="0.462cm" draw:z-index="19"><draw:object xlink:href="./Object 3" xlink:type="simple" xlink:show="embed" xlink:actuate="onLoad"/><draw:image xlink:href="./ObjectReplacements/Object 3" xlink:type="simple" xlink:show="embed" xlink:actuate="onLoad"/><svg:desc>formule</svg:desc></draw:frame></text:span></text:span><text:span text:style-name="_5f_Correction_5f_surligné"><text:span text:style-name="T48"> donc RSTU est un quadrilatère qui a des angles opposés de même mesure. </text:span></text:span></text:p>
              <text:p text:style-name="P67"><text:span text:style-name="_5f_Correction_5f_surligné"><text:span text:style-name="T48">Par suite, c'est un parallélogramme.</text:span></text:span></text:p>
            </text:list-header>
          </text:list>
        </text:list-item>
      </text:list>
      <text:list xml:id="list223429861828644" text:continue-list="list223430352946877" text:style-name="Num_5f_Exo">
        <text:list-item>
          <text:h text:style-name="P36" text:outline-level="1"><text:span text:style-name="Bold_5f_niv1"><text:span text:style-name="T43"> </text:span></text:span><text:span text:style-name="Bold_5f_niv1"><text:span text:style-name="T41">Identification</text:span></text:span></text:h>
          <text:p text:style-name="P44"><draw:g text:anchor-type="paragraph" draw:z-index="14" draw:name="Forme1" draw:style-name="gr18"><draw:g draw:style-name="gr4"><draw:line draw:style-name="gr19" draw:text-style-name="P85" svg:x1="1.935cm" svg:y1="2.549cm" svg:x2="2.077cm" svg:y2="2.592cm"><text:p/></draw:line><draw:line draw:style-name="gr19" draw:text-style-name="P85" svg:x1="1.982cm" svg:y1="2.638cm" svg:x2="2.025cm" svg:y2="2.496cm"><text:p/></draw:line></draw:g><draw:frame draw:style-name="gr20" draw:text-style-name="P86" svg:width="0.74cm" svg:height="0.629cm" svg:x="1.514cm" svg:y="2.57cm"><draw:text-box><text:p text:style-name="P80"><text:span text:style-name="T63">A</text:span></text:p></draw:text-box></draw:frame><draw:g draw:style-name="gr4"><draw:line draw:style-name="gr19" draw:text-style-name="P85" svg:x1="4.588cm" svg:y1="2.182cm" svg:x2="4.73cm" svg:y2="2.225cm"><text:p/></draw:line><draw:line draw:style-name="gr19" draw:text-style-name="P85" svg:x1="4.639cm" svg:y1="2.273cm" svg:x2="4.682cm" svg:y2="2.131cm"><text:p/></draw:line></draw:g><draw:frame draw:style-name="gr21" draw:text-style-name="P86" svg:width="0.738cm" svg:height="0.629cm" svg:x="4.44cm" svg:y="1.53cm"><draw:text-box><text:p text:style-name="P80"><text:span text:style-name="T63">B</text:span></text:p></draw:text-box></draw:frame><draw:line draw:style-name="gr19" draw:text-style-name="P85" svg:x1="2.003cm" svg:y1="2.573cm" svg:x2="4.659cm" svg:y2="2.205cm"><text:p/></draw:line><draw:line draw:style-name="gr19" draw:text-style-name="P85" svg:x1="3.402cm" svg:y1="2.468cm" svg:x2="3.272cm" svg:y2="2.302cm"><text:p/></draw:line><draw:g draw:style-name="gr4"><draw:line draw:style-name="gr19" draw:text-style-name="P85" svg:x1="3.168cm" svg:y1="3.923cm" svg:x2="3.31cm" svg:y2="3.966cm"><text:p/></draw:line><draw:line draw:style-name="gr19" draw:text-style-name="P85" svg:x1="3.22cm" svg:y1="4.012cm" svg:x2="3.263cm" svg:y2="3.87cm"><text:p/></draw:line></draw:g><draw:frame draw:style-name="gr20" draw:text-style-name="P86" svg:width="0.74cm" svg:height="0.629cm" svg:x="2.784cm" svg:y="4.01cm"><draw:text-box><text:p text:style-name="P80"><text:span text:style-name="T63">C</text:span></text:p></draw:text-box></draw:frame><draw:line draw:style-name="gr19" draw:text-style-name="P85" svg:x1="2.003cm" svg:y1="2.57cm" svg:x2="3.237cm" svg:y2="3.942cm"><text:p/></draw:line><draw:line draw:style-name="gr19" draw:text-style-name="P85" svg:x1="2.558cm" svg:y1="3.316cm" svg:x2="2.62cm" svg:y2="3.131cm"><text:p/></draw:line><draw:line draw:style-name="gr19" draw:text-style-name="P85" svg:x1="2.6cm" svg:y1="3.361cm" svg:x2="2.661cm" svg:y2="3.175cm"><text:p/></draw:line><draw:line draw:style-name="gr22" draw:text-style-name="P85" svg:x1="7.417cm" svg:y1="3.362cm" svg:x2="2.012cm" svg:y2="4.11cm"><text:p/></draw:line><draw:g draw:style-name="gr4"><draw:line draw:style-name="gr19" draw:text-style-name="P85" svg:x1="5.822cm" svg:y1="3.549cm" svg:x2="5.964cm" svg:y2="3.592cm"><text:p/></draw:line><draw:line draw:style-name="gr19" draw:text-style-name="P85" svg:x1="5.872cm" svg:y1="3.647cm" svg:x2="5.915cm" svg:y2="3.505cm"><text:p/></draw:line></draw:g><draw:frame draw:style-name="gr23" draw:text-style-name="P86" svg:width="0.761cm" svg:height="0.629cm" svg:x="5.435cm" svg:y="3.675cm"><draw:text-box><text:p text:style-name="P80"><text:span text:style-name="T63">D</text:span></text:p></draw:text-box></draw:frame><draw:line draw:style-name="gr19" draw:text-style-name="P85" svg:x1="4.662cm" svg:y1="2.205cm" svg:x2="5.896cm" svg:y2="3.577cm"><text:p/></draw:line><draw:line draw:style-name="gr19" draw:text-style-name="P85" svg:x1="5.214cm" svg:y1="2.942cm" svg:x2="5.276cm" svg:y2="2.757cm"><text:p/></draw:line><draw:line draw:style-name="gr19" draw:text-style-name="P85" svg:x1="5.26cm" svg:y1="2.996cm" svg:x2="5.321cm" svg:y2="2.81cm"><text:p/></draw:line><draw:g draw:style-name="gr4"><draw:line draw:style-name="gr19" draw:text-style-name="P85" svg:x1="3.355cm" svg:y1="0.808cm" svg:x2="3.497cm" svg:y2="0.851cm"><text:p/></draw:line><draw:line draw:style-name="gr19" draw:text-style-name="P85" svg:x1="3.406cm" svg:y1="0.904cm" svg:x2="3.449cm" svg:y2="0.762cm"><text:p/></draw:line></draw:g><draw:frame draw:style-name="gr24" draw:text-style-name="P86" svg:width="0.715cm" svg:height="0.63cm" svg:x="3.209cm" svg:y="0.161cm"><draw:text-box><text:p text:style-name="P80"><text:span text:style-name="T63">E</text:span></text:p></draw:text-box></draw:frame><draw:g draw:style-name="gr4"><draw:line draw:style-name="gr19" draw:text-style-name="P85" svg:x1="7.246cm" svg:y1="1.808cm" svg:x2="7.388cm" svg:y2="1.851cm"><text:p/></draw:line><draw:line draw:style-name="gr19" draw:text-style-name="P85" svg:x1="7.293cm" svg:y1="1.906cm" svg:x2="7.336cm" svg:y2="1.764cm"><text:p/></draw:line></draw:g><draw:frame draw:style-name="gr25" draw:text-style-name="P86" svg:width="0.692cm" svg:height="0.629cm" svg:x="7.155cm" svg:y="1.771cm"><draw:text-box><text:p text:style-name="P80"><text:span text:style-name="T63">F</text:span></text:p></draw:text-box></draw:frame><draw:line draw:style-name="gr19" draw:text-style-name="P85" svg:x1="4.663cm" svg:y1="2.203cm" svg:x2="3.429cm" svg:y2="0.831cm"><text:p/></draw:line><draw:line draw:style-name="gr19" draw:text-style-name="P85" svg:x1="4.107cm" svg:y1="1.466cm" svg:x2="4.045cm" svg:y2="1.651cm"><text:p/></draw:line><draw:line draw:style-name="gr19" draw:text-style-name="P85" svg:x1="4.065cm" svg:y1="1.413cm" svg:x2="4.004cm" svg:y2="1.599cm"><text:p/></draw:line><draw:line draw:style-name="gr19" draw:text-style-name="P85" svg:x1="2.004cm" svg:y1="2.572cm" svg:x2="3.426cm" svg:y2="0.831cm"><text:p/></draw:line><draw:line draw:style-name="gr19" draw:text-style-name="P85" svg:x1="3.429cm" svg:y1="0.831cm" svg:x2="7.319cm" svg:y2="1.835cm"><text:p/></draw:line><draw:line draw:style-name="gr19" draw:text-style-name="P85" svg:x1="7.317cm" svg:y1="1.831cm" svg:x2="5.895cm" svg:y2="3.572cm"><text:p/></draw:line><draw:line draw:style-name="gr19" draw:text-style-name="P85" svg:x1="2.003cm" svg:y1="2.57cm" svg:x2="5.893cm" svg:y2="3.574cm"><text:p/></draw:line><draw:line draw:style-name="gr19" draw:text-style-name="P85" svg:x1="4.662cm" svg:y1="2.206cm" svg:x2="7.318cm" svg:y2="1.838cm"><text:p/></draw:line><draw:line draw:style-name="gr19" draw:text-style-name="P85" svg:x1="6.055cm" svg:y1="2.101cm" svg:x2="5.925cm" svg:y2="1.935cm"><text:p/></draw:line><draw:line draw:style-name="gr22" draw:text-style-name="P85" svg:x1="1.338cm" svg:y1="1.831cm" svg:x2="3.659cm" svg:y2="4.415cm"><text:p/></draw:line><draw:line draw:style-name="gr22" draw:text-style-name="P85" svg:x1="2.892cm" svg:y1="0.254cm" svg:x2="6.486cm" svg:y2="4.241cm"><text:p/></draw:line><draw:frame draw:name="DescriptionOOoTep_1" draw:style-name="gr26" draw:text-style-name="P87" svg:width="0.004cm" svg:height="0.004cm" svg:x="1.932cm" svg:y="2.544cm"><draw:text-box><text:p/></draw:text-box><svg:desc>@options;

@figure;
  A = point( -2.63 , 3.53 )  { (-0.6,-0.17) };
  B = point( 2.2 , 1.77 )  { (0.03,-0.77) };
  sAB = segment( A , B )  { / };
  C = point( -1.77 , 0.1 )  { (-0.6,-0.03) };
  sAC = segment( A , C )  { // };
  paraCsAB = parallele( C , sAB )  { 2 };
  t_AC = translation( A , C )  { noir };
  D = image( t_AC , B )  { (-0.63,0.03) };
  sBD = segment( B , D )  { // };
  dAB = droite( A , B )  { 2 };
  E = symetrique( D , B )  { (0,-0.77) };
  F = symetrique( A , B );
  sBE = segment( B , E )  { // };
  sAE = segment( A , E );
  sEF = segment( E , F );
  sFD = segment( F , D );
  sAD = segment( A , D );
  sBF = segment( B , F )  { / };
  dCA = droite( C , A )  { 2 };
  dDB = droite( D , B )  { 2 };

</svg:desc></draw:frame><draw:line draw:style-name="gr27" draw:text-style-name="P88" svg:x1="3.25cm" svg:y1="3.961cm" svg:x2="4.698cm" svg:y2="2.161cm"><text:p/></draw:line><draw:line draw:style-name="gr19" draw:text-style-name="P85" svg:x1="3.402cm" svg:y1="2.468cm" svg:x2="3.272cm" svg:y2="2.302cm"><text:p/></draw:line><draw:line draw:style-name="gr19" draw:text-style-name="P85" svg:x1="4.398cm" svg:y1="3.867cm" svg:x2="4.268cm" svg:y2="3.701cm"><text:p/></draw:line><draw:line draw:style-name="gr22" draw:text-style-name="P85" svg:x1="7.901cm" svg:y1="1.75cm" svg:x2="1.25cm" svg:y2="2.676cm"><text:p/></draw:line></draw:g><text:span text:style-name="_5f_pointillés_20_gris"/></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list xml:id="list2336494381" text:style-name="liste_5f_abc">
        <text:list-item>
          <text:p text:style-name="P58"><text:span text:style-name="corps"><text:span text:style-name="T24">Nomme les </text:span></text:span><text:span text:style-name="corps"><text:span text:style-name="T25">quatre </text:span></text:span><text:span text:style-name="corps"><text:span text:style-name="T24">parallélogrammes de la figure ci-dessus, en sachant que les droites tracées en </text:span></text:span><text:span text:style-name="corps"><text:span text:style-name="T26">bleu</text:span></text:span><text:span text:style-name="corps"><text:span text:style-name="T24"> sont parallèles.</text:span></text:span></text:p>
        </text:list-item>
      </text:list>
      <text:list xml:id="list223430203385051" text:continue-list="list223429861828644" text:style-name="Num_5f_Exo">
        <text:list-item>
          <text:list>
            <text:list-header>
              <text:p text:style-name="P68"><text:span text:style-name="_5f_Correction_5f_surligné"><text:span text:style-name="T47">ABDC  <text:s/>; <text:s text:c="4"/>AEFD <text:s text:c="2"/> ; <text:s text:c="3"/>BCDF <text:s text:c="3"/>et <text:s text:c="5"/>AEBC.</text:span></text:span></text:p>
            </text:list-header>
          </text:list>
        </text:list-item>
      </text:list>
      <text:list xml:id="list223431446313993" text:continue-list="list2336494381" text:style-name="liste_5f_abc">
        <text:list-item>
          <text:p text:style-name="P59"><text:span text:style-name="corps"><text:span text:style-name="T23">Pour chacun, cite la propriété qui t’a permis de l’identifier.</text:span></text:span></text:p>
        </text:list-item>
      </text:list>
      <text:list xml:id="list223430387005894" text:continue-list="list223430203385051" text:style-name="Num_5f_Exo">
        <text:list-item>
          <text:list>
            <text:list-header>
              <text:p text:style-name="P68"><text:span text:style-name="_5f_Correction_5f_surligné"><text:span text:style-name="T53">ABDC </text:span></text:span><text:span text:style-name="_5f_Correction_5f_surligné"><text:span text:style-name="T52">: Si un quadrilatère a ses côtés opposés parallèles alors c'est un parallélogramme.</text:span></text:span><text:span text:style-name="corps"><text:span text:style-name="T56"> </text:span></text:span></text:p>
              <text:p text:style-name="P68"><text:span text:style-name="corps"><text:span text:style-name="T56"/></text:span></text:p>
              <text:p text:style-name="P68"><text:span text:style-name="_5f_Correction_5f_surligné"><text:span text:style-name="T53">AEFD</text:span></text:span><text:span text:style-name="_5f_Correction_5f_surligné"><text:span text:style-name="T52"> : si un quadrilatère a ses diagonales qui se coupent en leur milieu alors c'est un parallélogramme. </text:span></text:span></text:p>
              <text:p text:style-name="P68"><text:span text:style-name="_5f_Correction_5f_surligné"><text:span text:style-name="T52"/></text:span></text:p>
              <text:p text:style-name="P68"><text:span text:style-name="_5f_Correction_5f_surligné"><text:span text:style-name="T49">BCDF et AEBC</text:span></text:span><text:span text:style-name="_5f_Correction_5f_surligné"><text:span text:style-name="T47"> : si un quadrilatère non croisé a deux côtés parallèles de même longueur alors c'est un parallélogramme.</text:span></text:span><text:span text:style-name="corps"><text:span text:style-name="T45"> </text:span></text:span></text:p>
              <text:p text:style-name="P68"><text:span text:style-name="corps"><text:span text:style-name="T45"/></text:span></text:p>
            </text:list-header>
          </text:list>
        </text:list-item>
        <text:list-item>
          <text:h text:style-name="P37" text:outline-level="1"><text:soft-page-break/><text:span text:style-name="_5f_BVS"> EFGH est un parallélogramme dont </text:span><text:span text:style-name="_5f_pointillés_20_gris"><text:span text:style-name="T27">le périmètre est égal à 20 cm et </text:span></text:span><text:span text:style-name="_5f_pointillés_20_gris"><text:span text:style-name="T28">tel que FG = 4,8</text:span></text:span><text:span text:style-name="_5f_pointillés_20_gris"><text:span text:style-name="T27"> cm.<text:line-break/></text:span></text:span><text:span text:style-name="_5f_pointillés_20_gris"><text:span text:style-name="T32">Donne la </text:span></text:span><text:span text:style-name="_5f_pointillés_20_gris"><text:span text:style-name="T33">longueur</text:span></text:span><text:span text:style-name="_5f_pointillés_20_gris"><text:span text:style-name="T32"> </text:span></text:span><text:span text:style-name="_5f_pointillés_20_gris"><text:span text:style-name="T33">du segment</text:span></text:span><text:span text:style-name="_5f_pointillés_20_gris"><text:span text:style-name="T32"> [EF] et cite la propriété utilisée pour tes calculs.</text:span></text:span></text:h>
          <text:p text:style-name="P71">Calculs : <text:span text:style-name="_5f_pointillés_20_gris"><text:span text:style-name="T16"><draw:frame draw:style-name="fr3" draw:name="Objet1" text:anchor-type="as-char" svg:width="4.785cm" svg:height="0.413cm" draw:z-index="20"><draw:object xlink:href="./Object 5" xlink:type="simple" xlink:show="embed" xlink:actuate="onLoad"/><draw:image xlink:href="./ObjectReplacements/Object 5" xlink:type="simple" xlink:show="embed" xlink:actuate="onLoad"/></draw:frame></text:span></text:span></text:p>
          <text:p text:style-name="P63">Propriété : </text:p>
        </text:list-item>
      </text:list>
      <text:p text:style-name="P29"><text:span text:style-name="_5f_Caractères_5f_correction"><text:span text:style-name="T34">Dans un</text:span></text:span><text:span text:style-name="_5f_Caractères_5f_correction"><text:span text:style-name="T18"> parallélogramme, </text:span></text:span><text:span text:style-name="_5f_Caractères_5f_correction"><text:span text:style-name="T34">l</text:span></text:span><text:span text:style-name="_5f_Caractères_5f_correction"><text:span text:style-name="T18">es côtés opposés </text:span></text:span><text:span text:style-name="_5f_Caractères_5f_correction"><text:span text:style-name="T19">sont </text:span></text:span><text:span text:style-name="_5f_Caractères_5f_correction"><text:span text:style-name="T18">de même </text:span></text:span><text:span text:style-name="_5f_Caractères_5f_correction"><text:span text:style-name="T34">long</text:span></text:span><text:span text:style-name="_5f_Caractères_5f_correction"><text:span text:style-name="T35">u</text:span></text:span><text:span text:style-name="_5f_Caractères_5f_correction"><text:span text:style-name="T34">eur</text:span></text:span><text:span text:style-name="_5f_Caractères_5f_correction"><text:span text:style-name="T18">. </text:span></text:span></text:p>
      <text:list xml:id="list223429778257477" text:continue-numbering="true" text:style-name="Num_5f_Exo">
        <text:list-item>
          <text:h text:style-name="P38" text:outline-level="1"><text:span text:style-name="corps"><text:span text:style-name="T11"> ROSE est un parallélogramme de centre P tel que RS </text:span></text:span><text:span text:style-name="corps"><text:span text:style-name="T39">=</text:span></text:span><text:span text:style-name="corps"><text:span text:style-name="T11"> 5 cm, OE </text:span></text:span><text:span text:style-name="corps"><text:span text:style-name="T39">=</text:span></text:span><text:span text:style-name="corps"><text:span text:style-name="T11"> 8 cm et RO </text:span></text:span><text:span text:style-name="corps"><text:span text:style-name="T39">=</text:span></text:span><text:span text:style-name="corps"><text:span text:style-name="T11"> 5,8 cm.</text:span></text:span></text:h>
          <text:p text:style-name="P49"><text:span text:style-name="corps"><text:span text:style-name="T9">Construis une figure à main levée codée.</text:span></text:span></text:p>
          <text:p text:style-name="P50"><draw:g text:anchor-type="paragraph" draw:z-index="22" draw:name="Forme5" draw:style-name="gr11"><draw:path draw:style-name="gr12" draw:text-style-name="P83" svg:width="3.79cm" svg:height="0.106cm" svg:x="1.972cm" svg:y="1.15cm" svg:viewBox="0 0 3791 107" svg:d="M0 46c302-35 629 79 934 59 298-19 600-24 899 0 306 25 556-173 873-80 288 85 601 28 900 0h185"><text:p/></draw:path><draw:path draw:style-name="gr12" draw:text-style-name="P83" svg:width="3.597cm" svg:height="0.105cm" svg:x="0.949cm" svg:y="3.168cm" svg:viewBox="0 0 3598 106" svg:d="M3598 102c-320-58-650-143-978-80-288 55-584 36-874 27-293-9-584 22-873 52-292 31-557-111-847-51h-26"><text:p/></draw:path><draw:path draw:style-name="gr12" draw:text-style-name="P83" svg:width="1.163cm" svg:height="2.116cm" svg:x="4.545cm" svg:y="1.173cm" svg:viewBox="0 0 1164 2117" svg:d="M1164 0c-227 237-386 534-448 847-75 374-490 370-503 741l-107 317-106 212"><text:p/></draw:path><draw:path draw:style-name="gr12" draw:text-style-name="P83" svg:width="1.031cm" svg:height="2.037cm" svg:x="0.949cm" svg:y="1.173cm" svg:viewBox="0 0 1032 2038" svg:d="M1032 0c-200 258-178 605-424 847-234 232-127 625-396 847l-212 317 1 27"><text:p/></draw:path><draw:path draw:style-name="gr12" draw:text-style-name="P83" svg:width="2.606cm" svg:height="1.99cm" svg:x="1.939cm" svg:y="1.184cm" svg:viewBox="0 0 2607 1991" svg:d="M2607 1991c-299-140-606-330-861-536-285-231-625-387-792-741-142-297-474-427-769-529l-185-185"><text:p/></draw:path><draw:path draw:style-name="gr13" draw:text-style-name="P83" svg:width="4.795cm" svg:height="2.08cm" svg:x="0.942cm" svg:y="1.15cm" svg:viewBox="0 0 4796 2081" svg:d="M4796 0c-252 196-546 245-847 344-299 98-573 195-848 317-331 148-580 426-872 635-262 186-582 299-899 344-310 44-526 303-847 185l-237 51-246 205"><text:p/></draw:path><draw:frame draw:style-name="gr14" draw:text-style-name="P84" svg:width="0.847cm" svg:height="0.719cm" svg:x="1.212cm" svg:y="0.674cm"><draw:text-box><text:p text:style-name="P80"><text:span text:style-name="T62">R</text:span></text:p></draw:text-box></draw:frame><draw:frame draw:style-name="gr14" draw:text-style-name="P84" svg:width="0.846cm" svg:height="0.719cm" svg:x="5.604cm" svg:y="0.701cm"><draw:text-box><text:p text:style-name="P80"><text:span text:style-name="T62">O</text:span></text:p></draw:text-box></draw:frame><draw:frame draw:style-name="gr14" draw:text-style-name="P84" svg:width="0.846cm" svg:height="0.719cm" svg:x="4.625cm" svg:y="2.95cm"><draw:text-box><text:p text:style-name="P80"><text:span text:style-name="T62">S</text:span></text:p></draw:text-box></draw:frame><draw:frame draw:style-name="gr14" draw:text-style-name="P84" svg:width="0.847cm" svg:height="0.719cm" svg:x="0.265cm" svg:y="2.921cm"><draw:text-box><text:p text:style-name="P80"><text:span text:style-name="T62">E</text:span></text:p></draw:text-box></draw:frame><draw:frame draw:style-name="gr14" draw:text-style-name="P84" svg:width="0.847cm" svg:height="0.719cm" svg:x="3.216cm" svg:y="2.045cm"><draw:text-box><text:p text:style-name="P80"><text:span text:style-name="T62">P</text:span></text:p></draw:text-box></draw:frame><draw:frame draw:style-name="gr14" draw:text-style-name="P84" svg:width="1.798cm" svg:height="0.719cm" draw:transform="rotate (-0.617322956430394) translate (2.82222222222222cm 1.92793055555556cm)"><draw:text-box><text:p text:style-name="P80"><text:span text:style-name="T62">5 cm</text:span></text:p></draw:text-box></draw:frame><draw:line draw:style-name="gr15" draw:text-style-name="P82" svg:x1="2.821cm" svg:y1="1.592cm" svg:x2="2.534cm" svg:y2="1.969cm"><text:p/></draw:line><draw:line draw:style-name="gr15" draw:text-style-name="P82" svg:x1="3.963cm" svg:y1="2.63cm" svg:x2="3.751cm" svg:y2="3.027cm"><text:p/></draw:line><draw:line draw:style-name="gr15" draw:text-style-name="P82" svg:x1="1.928cm" svg:y1="2.577cm" svg:x2="2.298cm" svg:y2="2.947cm"><text:p/></draw:line><draw:line draw:style-name="gr15" draw:text-style-name="P82" svg:x1="2.129cm" svg:y1="2.577cm" svg:x2="2.499cm" svg:y2="2.947cm"><text:p/></draw:line><draw:line draw:style-name="gr15" draw:text-style-name="P82" svg:x1="3.833cm" svg:y1="1.651cm" svg:x2="4.203cm" svg:y2="2.021cm"><text:p/></draw:line><draw:line draw:style-name="gr12" draw:text-style-name="P83" svg:x1="4.034cm" svg:y1="1.651cm" svg:x2="4.404cm" svg:y2="2.021cm"><text:p/></draw:line><draw:frame draw:style-name="gr14" draw:text-style-name="P84" svg:width="1.8cm" svg:height="0.719cm" draw:transform="rotate (0.515919326889524) translate (2.72697222222222cm 1.97202777777778cm)"><draw:text-box><text:p text:style-name="P80"><text:span text:style-name="T62">8 cm</text:span></text:p></draw:text-box></draw:frame><draw:frame draw:style-name="gr16" draw:text-style-name="P84" svg:width="1.798cm" svg:height="0.717cm" draw:transform="rotate (-0.0167551608191457) translate (2.73226388888889cm 0.368652777777778cm)"><draw:text-box><text:p text:style-name="P80"><text:span text:style-name="T62">5,8 cm</text:span></text:p></draw:text-box></draw:frame></draw:g><text:span text:style-name="corps"><text:span text:style-name="T9"/></text:span></text:p>
          <text:p text:style-name="P50"><text:span text:style-name="corps"><text:span text:style-name="T9"/></text:span></text:p>
          <text:p text:style-name="P50"><text:span text:style-name="corps"><text:span text:style-name="T9"/></text:span></text:p>
          <text:p text:style-name="P50"><text:span text:style-name="corps"><text:span text:style-name="T9"/></text:span></text:p>
        </text:list-item>
      </text:list>
      <text:p text:style-name="P21"><text:span text:style-name="corps"><text:span text:style-name="T9"/></text:span></text:p>
      <text:p text:style-name="P21"><text:span text:style-name="corps"><text:span text:style-name="T9"/></text:span></text:p>
      <text:list xml:id="list223431301141187" text:continue-list="list223431446313993" text:style-name="liste_5f_abc">
        <text:list-item text:start-value="1">
          <text:p text:style-name="P60"><text:span text:style-name="corps"><text:span text:style-name="T9">Quelle est la longueur du segment [PR] ?<text:line-break/>Justifie.</text:span></text:span></text:p>
        </text:list-item>
      </text:list>
      <text:list xml:id="list223430033757910" text:continue-list="list223429778257477" text:style-name="Num_5f_Exo">
        <text:list-item>
          <text:list>
            <text:list-header>
              <text:p text:style-name="P72"><text:span text:style-name="_5f_Correction_5f_surligné"><text:span text:style-name="T57">On sait que ROSE est un parallélogramme donc ses diagonales se coupent en leur milieu donc P est le milieu de [RS] d'où </text:span></text:span><text:span text:style-name="_5f_Correction_5f_surligné"><text:span text:style-name="T57"><draw:frame draw:style-name="fr3" draw:name="Objet39" text:anchor-type="as-char" svg:width="3.995cm" svg:height="0.873cm" draw:z-index="21"><draw:object xlink:href="./Object 6" xlink:type="simple" xlink:show="embed" xlink:actuate="onLoad"/><draw:image xlink:href="./ObjectReplacements/Object 6" xlink:type="simple" xlink:show="embed" xlink:actuate="onLoad"/><svg:desc>formule</svg:desc></draw:frame></text:span></text:span></text:p>
            </text:list-header>
          </text:list>
        </text:list-item>
      </text:list>
      <text:list xml:id="list223431454481367" text:continue-list="list223431301141187" text:style-name="liste_5f_abc">
        <text:list-item>
          <text:p text:style-name="P61"><text:span text:style-name="corps"><text:span text:style-name="T10">Quelle est la longueur du segment [</text:span></text:span><text:span text:style-name="corps"><text:span text:style-name="T29">ES</text:span></text:span><text:span text:style-name="corps"><text:span text:style-name="T10">] ?<text:line-break/>Justifie.</text:span></text:span></text:p>
        </text:list-item>
      </text:list>
      <text:list xml:id="list223431755119786" text:continue-list="list223430033757910" text:style-name="Num_5f_Exo">
        <text:list-item>
          <text:list>
            <text:list-header>
              <text:p text:style-name="P42"><text:span text:style-name="_5f_Caractères_5f_correction"><text:span text:style-name="T37">Dans un</text:span></text:span><text:span text:style-name="_5f_Caractères_5f_correction"><text:span text:style-name="T15"> parallélogramme, </text:span></text:span><text:span text:style-name="_5f_Caractères_5f_correction"><text:span text:style-name="T37">l</text:span></text:span><text:span text:style-name="_5f_Caractères_5f_correction"><text:span text:style-name="T15">es côtés opposés </text:span></text:span><text:span text:style-name="_5f_Caractères_5f_correction"><text:span text:style-name="T20">sont </text:span></text:span><text:span text:style-name="_5f_Caractères_5f_correction"><text:span text:style-name="T15">de même </text:span></text:span><text:span text:style-name="_5f_Caractères_5f_correction"><text:span text:style-name="T37">long</text:span></text:span><text:span text:style-name="_5f_Caractères_5f_correction"><text:span text:style-name="T36">u</text:span></text:span><text:span text:style-name="_5f_Caractères_5f_correction"><text:span text:style-name="T37">eur </text:span></text:span><text:span text:style-name="_5f_Caractères_5f_correction"><text:span text:style-name="T36">donc ES = RO = 5,8 cm.</text:span></text:span></text:p>
            </text:list-header>
          </text:list>
        </text:list-item>
      </text:list>
      <text:list xml:id="list223431321108939" text:continue-list="list223431454481367" text:style-name="liste_5f_abc">
        <text:list-item>
          <text:p text:style-name="P45"><text:span text:style-name="corps"><text:span text:style-name="T30">J</text:span></text:span><text:span text:style-name="corps"><text:span text:style-name="T31">ustifie que les côtés [RE] et [OS] sont parallèles.</text:span></text:span></text:p>
        </text:list-item>
      </text:list>
      <text:list xml:id="list223430998098682" text:continue-list="list223431755119786" text:style-name="Num_5f_Exo">
        <text:list-item>
          <text:list>
            <text:list-header>
              <text:p text:style-name="P43"><text:span text:style-name="_5f_Caractères_5f_correction"><text:span text:style-name="T37">Dans un</text:span></text:span><text:span text:style-name="_5f_Caractères_5f_correction"><text:span text:style-name="T15"> parallélogramme, </text:span></text:span><text:span text:style-name="_5f_Caractères_5f_correction"><text:span text:style-name="T37">l</text:span></text:span><text:span text:style-name="_5f_Caractères_5f_correction"><text:span text:style-name="T15">es côtés opposés </text:span></text:span><text:span text:style-name="_5f_Caractères_5f_correction"><text:span text:style-name="T20">sont </text:span></text:span><text:span text:style-name="_5f_Caractères_5f_correction"><text:span text:style-name="T36">parallèles</text:span></text:span><text:span text:style-name="_5f_Caractères_5f_correction"><text:span text:style-name="T37"> </text:span></text:span><text:span text:style-name="_5f_Caractères_5f_correction"><text:span text:style-name="T36">donc</text:span></text:span><text:span text:style-name="corps"><text:span text:style-name="T38"> les côtés [RE] et [OS] sont parallèles.</text:span></text:span></text:p>
            </text:list-header>
          </text:list>
        </text:list-item>
        <text:list-item>
          <text:h text:style-name="P37" text:outline-level="1"><text:span text:style-name="corps"><text:span text:style-name="T11"> STUV est un quadrilatère dont les diagonales se coupent en W tel que SW </text:span></text:span><text:span text:style-name="corps"><text:span text:style-name="T39">=</text:span></text:span><text:span text:style-name="corps"><text:span text:style-name="T11"> UW et TW </text:span></text:span><text:span text:style-name="corps"><text:span text:style-name="T39">=</text:span></text:span><text:span text:style-name="corps"><text:span text:style-name="T11"> VW. On donne UV </text:span></text:span><text:span text:style-name="corps"><text:span text:style-name="T39">=</text:span></text:span><text:span text:style-name="corps"><text:span text:style-name="T11"> 11 cm. </text:span></text:span></text:h>
        </text:list-item>
      </text:list>
      <text:list xml:id="list223431058047218" text:continue-list="list223431321108939" text:style-name="liste_5f_abc">
        <text:list-item text:start-value="1">
          <text:p text:style-name="P46"><text:span text:style-name="corps"><text:span text:style-name="T9">Complète la figure.</text:span></text:span></text:p>
        </text:list-item>
      </text:list>
      <text:list xml:id="list223431828312512" text:continue-list="list223430998098682" text:style-name="Num_5f_Exo">
        <text:list-header>
          <text:h text:style-name="P77" text:outline-level="1"><text:span text:style-name="corps"><text:span text:style-name="T10"><draw:g text:anchor-type="as-char" draw:z-index="23" draw:name="Forme6" draw:style-name="gr1"><draw:g draw:style-name="gr4"><draw:line draw:style-name="gr5" draw:text-style-name="P79" svg:x1="0.753cm" svg:y1="0.56cm" svg:x2="4.955cm" svg:y2="2.779cm"><text:p/></draw:line><draw:line draw:style-name="gr5" draw:text-style-name="P79" svg:x1="1.987cm" svg:y1="2.758cm" svg:x2="3.742cm" svg:y2="0.55cm"><text:p/></draw:line><draw:line draw:style-name="gr5" draw:text-style-name="P79" svg:x1="3.716cm" svg:y1="0.567cm" svg:x2="4.954cm" svg:y2="2.788cm"><text:p/></draw:line><draw:line draw:style-name="gr6" draw:text-style-name="P79" svg:x1="1.963cm" svg:y1="2.79cm" svg:x2="4.944cm" svg:y2="2.786cm"><text:p/></draw:line><draw:line draw:style-name="gr6" draw:text-style-name="P79" svg:x1="0.728cm" svg:y1="0.551cm" svg:x2="3.744cm" svg:y2="0.551cm"><text:p/></draw:line><draw:line draw:style-name="gr5" draw:text-style-name="P79" svg:x1="0.728cm" svg:y1="0.551cm" svg:x2="1.966cm" svg:y2="2.793cm"><text:p/></draw:line><draw:line draw:style-name="gr7" draw:text-style-name="P79" svg:x1="3.659cm" svg:y1="2.2cm" svg:x2="3.839cm" svg:y2="2.017cm"><text:p/></draw:line><draw:line draw:style-name="gr7" draw:text-style-name="P79" svg:x1="3.714cm" svg:y1="2.28cm" svg:x2="3.894cm" svg:y2="2.097cm"><text:p/></draw:line><draw:line draw:style-name="gr7" draw:text-style-name="P79" svg:x1="1.841cm" svg:y1="1.251cm" svg:x2="2.035cm" svg:y2="1.036cm"><text:p/></draw:line><draw:line draw:style-name="gr7" draw:text-style-name="P79" svg:x1="1.896cm" svg:y1="1.325cm" svg:x2="2.076cm" svg:y2="1.142cm"><text:p/></draw:line><draw:line draw:style-name="gr7" draw:text-style-name="P79" svg:x1="2.566cm" svg:y1="2.202cm" svg:x2="2.465cm" svg:y2="1.987cm"><text:p/></draw:line><draw:line draw:style-name="gr7" draw:text-style-name="P79" svg:x1="3.342cm" svg:y1="1.198cm" svg:x2="3.241cm" svg:y2="0.985cm"><text:p/></draw:line></draw:g><draw:frame draw:style-name="gr8" draw:text-style-name="P81" svg:width="0.823cm" svg:height="0.676cm" svg:x="2.845cm" svg:y="1.325cm"><draw:text-box><text:p text:style-name="P80"><text:span text:style-name="T61">W</text:span></text:p></draw:text-box></draw:frame><draw:frame draw:style-name="gr8" draw:text-style-name="P81" svg:width="0.821cm" svg:height="0.676cm" svg:x="0cm" svg:y="0.129cm"><draw:text-box><text:p text:style-name="P80"><text:span text:style-name="T61">S</text:span></text:p></draw:text-box></draw:frame><draw:frame draw:style-name="gr8" draw:text-style-name="P81" svg:width="0.825cm" svg:height="0.676cm" svg:x="4.745cm" svg:y="2.499cm"><draw:text-box><text:p text:style-name="P80"><text:span text:style-name="T61">U</text:span></text:p></draw:text-box></draw:frame><draw:frame draw:style-name="gr8" draw:text-style-name="P81" svg:width="0.823cm" svg:height="0.676cm" svg:x="3.448cm" svg:y="0cm"><draw:text-box><text:p text:style-name="P80"><text:span text:style-name="T61">T</text:span></text:p></draw:text-box></draw:frame><draw:frame draw:style-name="gr8" draw:text-style-name="P81" svg:width="0.825cm" svg:height="0.676cm" svg:x="1.369cm" svg:y="2.683cm"><draw:text-box><text:p text:style-name="P80"><text:span text:style-name="T61">V</text:span></text:p></draw:text-box></draw:frame><draw:frame draw:style-name="gr8" draw:text-style-name="P81" svg:width="1.826cm" svg:height="0.676cm" svg:x="2.519cm" svg:y="2.738cm"><draw:text-box><text:p text:style-name="P80"><text:span text:style-name="T61">11 cm</text:span></text:p></draw:text-box></draw:frame><draw:line draw:style-name="gr10" draw:text-style-name="P82" svg:x1="2.226cm" svg:y1="1.113cm" svg:x2="2.117cm" svg:y2="1.514cm"><text:p/></draw:line><draw:line draw:style-name="gr10" draw:text-style-name="P82" svg:x1="3.851cm" svg:y1="1.94cm" svg:x2="3.742cm" svg:y2="2.341cm"><text:p/></draw:line><draw:line draw:style-name="gr10" draw:text-style-name="P82" svg:x1="2.153cm" svg:y1="2.135cm" svg:x2="2.445cm" svg:y2="2.536cm"><text:p/></draw:line><draw:line draw:style-name="gr10" draw:text-style-name="P82" svg:x1="2.253cm" svg:y1="2.037cm" svg:x2="2.545cm" svg:y2="2.438cm"><text:p/></draw:line><draw:line draw:style-name="gr10" draw:text-style-name="P82" svg:x1="3.065cm" svg:y1="1.059cm" svg:x2="3.357cm" svg:y2="1.46cm"><text:p/></draw:line><draw:line draw:style-name="gr10" draw:text-style-name="P82" svg:x1="3.165cm" svg:y1="0.961cm" svg:x2="3.457cm" svg:y2="1.362cm"><text:p/></draw:line></draw:g></text:span></text:span></text:h>
        </text:list-header>
      </text:list>
      <text:list xml:id="list223430978874445" text:continue-list="list223431058047218" text:style-name="liste_5f_abc">
        <text:list-item>
          <text:p text:style-name="P45"><text:span text:style-name="corps"><text:span text:style-name="T9">Calcule ST. Justifie.</text:span></text:span></text:p>
        </text:list-item>
      </text:list>
      <text:list xml:id="list223431340508227" text:continue-list="list223431828312512" text:style-name="Num_5f_Exo">
        <text:list-item>
          <text:list>
            <text:list-header>
              <text:p text:style-name="P69"><text:span text:style-name="_5f_Correction_5f_surligné"><text:span text:style-name="T47">On sait que <text:s/>les diagonales du quadrilatère STUV se coupent en W tel que SW = UW et TW = VW donc W est le milieu de [SU] et de [VT] <text:s/>donc STUV est un parallélogramme. Par suite, STUV a </text:span></text:span><text:span text:style-name="_5f_Correction_5f_surligné"><text:span text:style-name="T50">d</text:span></text:span><text:span text:style-name="_5f_Correction_5f_surligné"><text:span text:style-name="T47">es côtés opposés de même longueur donc :</text:span></text:span></text:p>
              <text:p text:style-name="P69"><text:span text:style-name="_5f_Correction_5f_surligné"><text:span text:style-name="T47"><text:s/>ST = UV = </text:span></text:span><text:span text:style-name="_5f_Correction_5f_surligné"><text:span text:style-name="T21">11 cm.</text:span></text:span></text:p>
            </text:list-header>
          </text:list>
        </text:list-item>
        <text:list-item>
          <text:h text:style-name="P39" text:outline-level="1"><text:span text:style-name="_5f_style_20_de_20_numéros"><text:span text:style-name="T13"> LMNO est un quadrilatère </text:span></text:span><text:span text:style-name="corps"><text:span text:style-name="T13">dont les diagonales se coupent en </text:span></text:span><text:span text:style-name="_5f_style_20_de_20_numéros"><text:span text:style-name="T13">P tel que LM </text:span></text:span><text:span text:style-name="_5f_style_20_de_20_numéros"><text:span text:style-name="T40">=</text:span></text:span><text:span text:style-name="_5f_style_20_de_20_numéros"><text:span text:style-name="T13"> NO et MN </text:span></text:span><text:span text:style-name="_5f_style_20_de_20_numéros"><text:span text:style-name="T40">=</text:span></text:span><text:span text:style-name="_5f_style_20_de_20_numéros"><text:span text:style-name="T13"> LO. On donne PO </text:span></text:span><text:span text:style-name="_5f_style_20_de_20_numéros"><text:span text:style-name="T40">=</text:span></text:span><text:span text:style-name="_5f_style_20_de_20_numéros"><text:span text:style-name="T13"> 8 cm. </text:span></text:span></text:h>
        </text:list-item>
      </text:list>
      <text:list xml:id="list223430998351972" text:continue-list="list223430978874445" text:style-name="liste_5f_abc">
        <text:list-item text:start-value="1">
          <text:p text:style-name="P62"><text:span text:style-name="corps"><text:span text:style-name="T12">Complète la figure.</text:span></text:span></text:p>
        </text:list-item>
      </text:list>
      <text:list xml:id="list223430952167176" text:continue-list="list223431340508227" text:style-name="Num_5f_Exo">
        <text:list-item>
          <text:list>
            <text:list-header>
              <text:p text:style-name="P47"><text:span text:style-name="corps"><text:span text:style-name="T12"><draw:g text:anchor-type="as-char" draw:z-index="24" draw:name="Forme7" draw:style-name="gr1"><draw:g draw:style-name="gr4"><draw:line draw:style-name="gr5" draw:text-style-name="P79" svg:x1="0.753cm" svg:y1="0.56cm" svg:x2="4.955cm" svg:y2="2.779cm"><text:p/></draw:line><draw:line draw:style-name="gr5" draw:text-style-name="P79" svg:x1="1.987cm" svg:y1="2.758cm" svg:x2="3.742cm" svg:y2="0.55cm"><text:p/></draw:line><draw:line draw:style-name="gr5" draw:text-style-name="P79" svg:x1="3.716cm" svg:y1="0.567cm" svg:x2="4.954cm" svg:y2="2.788cm"><text:p/></draw:line><draw:line draw:style-name="gr6" draw:text-style-name="P79" svg:x1="1.963cm" svg:y1="2.79cm" svg:x2="4.944cm" svg:y2="2.786cm"><text:p/></draw:line><draw:line draw:style-name="gr6" draw:text-style-name="P79" svg:x1="0.728cm" svg:y1="0.551cm" svg:x2="3.744cm" svg:y2="0.551cm"><text:p/></draw:line><draw:line draw:style-name="gr5" draw:text-style-name="P79" svg:x1="0.728cm" svg:y1="0.551cm" svg:x2="1.966cm" svg:y2="2.793cm"><text:p/></draw:line><draw:line draw:style-name="gr7" draw:text-style-name="P79" svg:x1="3.659cm" svg:y1="2.2cm" svg:x2="3.839cm" svg:y2="2.017cm"><text:p/></draw:line><draw:line draw:style-name="gr7" draw:text-style-name="P79" svg:x1="3.714cm" svg:y1="2.28cm" svg:x2="3.894cm" svg:y2="2.097cm"><text:p/></draw:line><draw:line draw:style-name="gr7" draw:text-style-name="P79" svg:x1="1.841cm" svg:y1="1.251cm" svg:x2="2.035cm" svg:y2="1.036cm"><text:p/></draw:line><draw:line draw:style-name="gr7" draw:text-style-name="P79" svg:x1="1.896cm" svg:y1="1.325cm" svg:x2="2.076cm" svg:y2="1.142cm"><text:p/></draw:line><draw:line draw:style-name="gr7" draw:text-style-name="P79" svg:x1="2.566cm" svg:y1="2.202cm" svg:x2="2.465cm" svg:y2="1.987cm"><text:p/></draw:line><draw:line draw:style-name="gr7" draw:text-style-name="P79" svg:x1="3.342cm" svg:y1="1.198cm" svg:x2="3.241cm" svg:y2="0.985cm"><text:p/></draw:line></draw:g><draw:frame draw:style-name="gr8" draw:text-style-name="P81" svg:width="0.823cm" svg:height="0.676cm" svg:x="2.79cm" svg:y="1.258cm"><draw:text-box><text:p text:style-name="P80"><text:span text:style-name="T61">P</text:span></text:p></draw:text-box></draw:frame><draw:frame draw:style-name="gr8" draw:text-style-name="P81" svg:width="0.821cm" svg:height="0.676cm" svg:x="0cm" svg:y="0.129cm"><draw:text-box><text:p text:style-name="P80"><text:span text:style-name="T61">L</text:span></text:p></draw:text-box></draw:frame><draw:frame draw:style-name="gr8" draw:text-style-name="P81" svg:width="0.825cm" svg:height="0.676cm" svg:x="4.745cm" svg:y="2.499cm"><draw:text-box><text:p text:style-name="P80"><text:span text:style-name="T61">N</text:span></text:p></draw:text-box></draw:frame><draw:frame draw:style-name="gr8" draw:text-style-name="P81" svg:width="0.823cm" svg:height="0.676cm" svg:x="3.448cm" svg:y="0cm"><draw:text-box><text:p text:style-name="P80"><text:span text:style-name="T61">M</text:span></text:p></draw:text-box></draw:frame><draw:frame draw:style-name="gr8" draw:text-style-name="P81" svg:width="0.825cm" svg:height="0.676cm" svg:x="1.369cm" svg:y="2.683cm"><draw:text-box><text:p text:style-name="P80"><text:span text:style-name="T61">O</text:span></text:p></draw:text-box></draw:frame><draw:frame draw:style-name="gr9" draw:text-style-name="P81" svg:width="1.828cm" svg:height="0.678cm" draw:transform="rotate (0.952077106962907) translate (1.62277777777778cm 2.36338888888889cm)"><draw:text-box><text:p text:style-name="P80"><text:span text:style-name="T61">8 cm</text:span></text:p></draw:text-box></draw:frame><draw:line draw:style-name="gr10" draw:text-style-name="P82" svg:x1="1.441cm" svg:y1="1.551cm" svg:x2="1.332cm" svg:y2="1.952cm"><text:p/></draw:line><draw:line draw:style-name="gr10" draw:text-style-name="P82" svg:x1="4.253cm" svg:y1="1.245cm" svg:x2="4.144cm" svg:y2="1.646cm"><text:p/></draw:line><draw:line draw:style-name="gr10" draw:text-style-name="P82" svg:x1="3.011cm" svg:y1="2.627cm" svg:x2="3.303cm" svg:y2="3.028cm"><text:p/></draw:line><draw:line draw:style-name="gr10" draw:text-style-name="P82" svg:x1="3.111cm" svg:y1="2.529cm" svg:x2="3.403cm" svg:y2="2.93cm"><text:p/></draw:line><draw:line draw:style-name="gr10" draw:text-style-name="P82" svg:x1="2.353cm" svg:y1="0.423cm" svg:x2="2.645cm" svg:y2="0.824cm"><text:p/></draw:line><draw:line draw:style-name="gr10" draw:text-style-name="P82" svg:x1="2.453cm" svg:y1="0.322cm" svg:x2="2.745cm" svg:y2="0.723cm"><text:p/></draw:line></draw:g></text:span></text:span></text:p>
            </text:list-header>
          </text:list>
        </text:list-item>
      </text:list>
      <text:list xml:id="list223430780690563" text:continue-list="list223430998351972" text:style-name="liste_5f_abc">
        <text:list-item>
          <text:p text:style-name="P60"><text:span text:style-name="_5f_style_20_de_20_numéros"><text:span text:style-name="T13">Calcule PM. Justifie.</text:span></text:span></text:p>
        </text:list-item>
      </text:list>
      <text:list xml:id="list223430368045025" text:continue-list="list223430952167176" text:style-name="Num_5f_Exo">
        <text:list-item>
          <text:list>
            <text:list-header>
              <text:p text:style-name="P70"><text:span text:style-name="_5f_Correction_5f_surligné"><text:span text:style-name="T54">On sait que LM = NO et MN = LO donc LMNO a ses côtés opposés de même longueur et </text:span></text:span><text:span text:style-name="_5f_Correction_5f_surligné"><text:span text:style-name="T55">il n’est pas croisé, </text:span></text:span><text:span text:style-name="_5f_Correction_5f_surligné"><text:span text:style-name="T58">donc </text:span></text:span><text:span text:style-name="_5f_Correction_5f_surligné"><text:span text:style-name="T54">c'est un parallélogramme.</text:span></text:span></text:p>
              <text:p text:style-name="P70"><text:span text:style-name="_5f_Correction_5f_surligné"><text:span text:style-name="T51">Dans le</text:span></text:span><text:span text:style-name="_5f_Correction_5f_surligné"><text:span text:style-name="T48"> parallélogramme LMNO </text:span></text:span><text:span text:style-name="_5f_Correction_5f_surligné"><text:span text:style-name="T51">l</text:span></text:span><text:span text:style-name="_5f_Correction_5f_surligné"><text:span text:style-name="T48">es diagonales se coupent en leur milieu donc P est le milieu de [MO]. </text:span></text:span><text:span text:style-name="_5f_Correction_5f_surligné"><text:span text:style-name="T51">On en déduit que </text:span></text:span><text:span text:style-name="_5f_Correction_5f_surligné"><text:span text:style-name="T48">: PM = </text:span></text:span><text:span text:style-name="_5f_Correction_5f_surligné"><text:span text:style-name="T17">PO</text:span></text:span><text:span text:style-name="_5f_Correction_5f_surligné"><text:span text:style-name="T22"> = </text:span></text:span><text:span text:style-name="_5f_Correction_5f_surligné"><text:span text:style-name="T17">8 cm.</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talante" svg:font-family="Atalante" style:font-pitch="variable"/>
    <style:font-face style:name="Bitstream Vera Sans" svg:font-family="'Bitstream Vera Sans'" style:font-family-generic="roman"/>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hit Hindi" svg:font-family="'Lohit Hindi'"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itstream Vera Sans2" fo:font-size="12pt" fo:language="fr" fo:country="FR"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2" fo:font-size="12pt" fo:language="fr" fo:country="FR"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7"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8"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8"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8"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8"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8"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8"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8"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7"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8"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7"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7"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7"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8"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8"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7"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7"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8"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8"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8"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8"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8"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8"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8"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4" style:font-family-asian="'Bitstream Vera Sans'" style:font-family-generic-asian="system" style:font-pitch-asian="variable" style:font-size-asian="10pt" style:language-asian="zh" style:country-asian="CN" style:font-weight-asian="bold" style:font-name-complex="Bitstream Vera Sans4"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6440c0"/>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color="#33ccb2" loext:opacity="100%"/>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fo:font-variant="normal" fo:text-transform="none" fo:color="#1ca2b8" loext:opacity="100%" style:font-name="Bitstream Vera Sans3" fo:font-size="16pt" fo:letter-spacing="-0.007cm" fo:font-style="normal" fo:text-shadow="none" fo:font-weight="bold" officeooo:rsid="003bda30" style:font-size-asian="16pt" style:font-style-asian="normal" style:font-size-complex="16pt" style:font-style-complex="normal"/>
    </style:style>
    <style:style style:name="MT7" style:family="text">
      <style:text-properties fo:font-variant="normal" fo:text-transform="none" fo:color="#1ca2b8" loext:opacity="100%" style:font-name="Bitstream Vera Sans3" fo:font-size="16pt" fo:letter-spacing="-0.007cm" fo:font-style="normal" fo:text-shadow="none" fo:font-weight="bold" officeooo:rsid="001e07b1" style:font-size-asian="16pt" style:font-style-asian="normal" style:font-size-complex="16pt" style:font-style-complex="normal"/>
    </style:style>
    <style:style style:name="MT8" style:family="text">
      <style:text-properties officeooo:rsid="001d30cf"/>
    </style:style>
    <style:style style:name="MT9" style:family="text">
      <style:text-properties officeooo:rsid="0065a00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draw:style-name="Mdp2"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draw:style-name="Mdp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3"><text:span text:style-name="MT1">Série 2 :</text:span> <text:span text:style-name="MT1">???</text:span></text:p>
      </style:header>
      <style:footer>
        <text:p text:style-name="MP6">Chapitre ? : ...</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3"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2">Chapitre G4 : Angles</text:span></text:p>
      </style:footer-left>
    </style:master-page>
    <style:master-page style:name="_5f_Fiche_20_éditeur_20_série_20_1_20_paire_20__28_G_29_" style:display-name="_Fiche éditeur série 1 paire (G)" style:page-layout-name="Mpm11"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draw:style-name="Mdp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draw:style-name="Mdp2"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draw:style-name="Mdp2"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6">N4 : Fractions</text:p>
              </table:table-cell>
              <table:table-cell table:style-name="Tableau18.A1" office:value-type="string">
                <text:p text:style-name="MP16"/>
              </table:table-cell>
            </table:table-row>
          </table:table-header-rows>
          <table:table-row table:style-name="Tableau18.1">
            <table:covered-table-cell table:style-name="Tableau18.A1"/>
            <table:table-cell table:style-name="Tableau18.A1" office:value-type="string">
              <text:p text:style-name="MP17">Série 1 : Fractions et parts</text:p>
            </table:table-cell>
            <table:table-cell table:style-name="Tableau18.A1" office:value-type="string">
              <text:p text:style-name="MP17"/>
            </table:table-cell>
          </table:table-row>
        </table:table>
        <text:p text:style-name="MP18"/>
      </style:header>
    </style:master-page>
    <style:master-page style:name="_5f_Fiche_20_éditeur_20_série_20_1_20_impaire_20__28_D_29_" style:display-name="_Fiche éditeur série 1 impaire (D)" style:page-layout-name="Mpm15" draw:style-name="Mdp2"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draw:style-name="Mdp2">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draw:style-name="Mdp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draw:style-name="Mdp2"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draw:style-name="Mdp2">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draw:style-name="Mdp2"/>
    <style:master-page style:name="Left_20_Page" style:display-name="Left Page" style:page-layout-name="Mpm19" draw:style-name="Mdp2" style:next-style-name="Right_20_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6"><draw:path text:anchor-type="paragraph" draw:z-index="3" draw:name="Forme1" draw:style-name="Mgr1" draw:text-style-name="MP27" svg:width="4.329cm" svg:height="2.24cm" svg:x="-1.499cm" svg:y="-1cm" svg:viewBox="0 0 4330 2241" svg:d="M0 2241l3984-288c209-15 363-168 345-342l-170-1611h-4159z"><text:p/></draw:path><draw:frame text:anchor-type="paragraph" draw:z-index="5" draw:name="Forme2" draw:style-name="Mgr2" draw:text-style-name="MP29" svg:width="2.703cm" svg:height="0.715cm" draw:transform="rotate (0.0872664625997165) translate (-0.172861111111111cm 0.218722222222222cm)"><draw:text-box><text:p text:style-name="MP28"><text:span text:style-name="MT5">Série 9</text:span></text:p></draw:text-box></draw:frame><draw:line text:anchor-type="paragraph" draw:z-index="11" draw:name="Forme3" draw:style-name="Mgr3" draw:text-style-name="MP28" svg:x1="14.704cm" svg:y1="0.36cm" svg:x2="20.497cm" svg:y2="0.36cm"><text:p/></draw:line><text:span text:style-name="MT6">D</text:span><text:span text:style-name="MT7">émonstrations (parallélogrammes)</text:span></text:p>
      </style:header>
      <style:footer>
        <text:p text:style-name="MP30"><draw:frame draw:style-name="Mfr1" draw:name="Cadre1" text:anchor-type="paragraph" svg:y="-0.06cm" draw:z-index="7"><draw:text-box fo:min-height="0.499cm" fo:min-width="3cm"><draw:frame draw:style-name="Mfr2" draw:name="Cadre2" text:anchor-type="frame" svg:x="0.45cm" svg:y="0.079cm" svg:width="0.817cm" draw:z-index="9"><draw:text-box fo:min-height="0.355cm"><text:p text:style-name="MP31"><draw:g text:anchor-type="paragraph" draw:z-index="1" draw:name="Forme4" draw:style-name="Mgr4"><draw:path draw:style-name="Mgr5" draw:text-style-name="MP32" svg:width="0.855cm" svg:height="1.172cm" svg:x="-0.03cm" svg:y="-0.194cm" svg:viewBox="0 0 856 1173" svg:d="M856 1173h-856v-991c0-100 79-182 175-182h505c97 0 176 82 176 182z"><text:p/></draw:path></draw:g><text:page-number text:select-page="current">116</text:page-number></text:p></draw:text-box></draw:frame><text:p text:style-name="MP33">Transformation<text:span text:style-name="MT8">s</text:span> et parallélogramme<text:span text:style-name="MT9">s</text:span> • D2</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3-05-10T22:34:29.326000000</dc:date>
    <meta:printed-by>Katia Hache</meta:printed-by>
    <meta:print-date>2008-12-06T20:07:18</meta:print-date>
    <meta:editing-cycles>134</meta:editing-cycles>
    <meta:editing-duration>P2DT32M4S</meta:editing-duration>
    <meta:document-statistic meta:table-count="2" meta:image-count="0" meta:object-count="4" meta:page-count="2" meta:paragraph-count="111" meta:word-count="827" meta:character-count="4615" meta:non-whitespace-character-count="3457"/>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style mathvariant="normal">
        <mrow>
          <mover accent="true">
            <mi>URS</mi>
            <mo stretchy="true">^</mo>
          </mover>
          <mrow>
            <mspace width="0.5em"/>
            <mo stretchy="false">=</mo>
            <mspace width="0.5em"/>
          </mrow>
          <mover accent="true">
            <mi>UTS</mi>
            <mo stretchy="true">^</mo>
          </mover>
        </mrow>
      </mstyle>
    </mstyle>
    <annotation encoding="StarMath 5.0">size 10 nitalic { widehat {URS}`=`widehat{UTS}}</annotation>
  </semantics>
</math>
</file>

<file path=Object 3/content.xml><?xml version="1.0" encoding="utf-8"?>
<math xmlns="http://www.w3.org/1998/Math/MathML" display="block">
  <semantics>
    <mstyle mathsize="10pt">
      <mstyle mathvariant="normal">
        <mrow>
          <mover accent="true">
            <mi>RUT</mi>
            <mo stretchy="true">^</mo>
          </mover>
          <mrow>
            <mspace width="0.5em"/>
            <mo stretchy="false">=</mo>
            <mspace width="0.5em"/>
          </mrow>
          <mover accent="true">
            <mi>RST</mi>
            <mo stretchy="true">^</mo>
          </mover>
        </mrow>
      </mstyle>
    </mstyle>
    <annotation encoding="StarMath 5.0">size 10 nitalic { widehat {RUT}`=`widehat{RST}}</annotation>
  </semantics>
</math>
</file>

<file path=Object 5/content.xml><?xml version="1.0" encoding="utf-8"?>
<math xmlns="http://www.w3.org/1998/Math/MathML" display="block">
  <semantics>
    <mstyle mathsize="10pt">
      <mstyle mathvariant="normal">
        <mrow>
          <mi>EF</mi>
          <mrow>
            <mspace width="0.5em"/>
            <mo stretchy="false">=</mo>
            <mspace width="0.5em"/>
          </mrow>
          <mn>20</mn>
          <mrow>
            <mspace width="0.5em"/>
            <mo stretchy="false">÷</mo>
            <mspace width="0.5em"/>
          </mrow>
          <mn>2</mn>
          <mrow>
            <mspace width="0.5em"/>
            <mo stretchy="false">−</mo>
            <mspace width="0.5em"/>
          </mrow>
          <mn>4,8</mn>
          <mrow>
            <mspace width="0.5em"/>
            <mo stretchy="false">=</mo>
            <mspace width="0.5em"/>
          </mrow>
          <mn>5,2</mn>
          <mspace width="0.5em"/>
          <mi>cm</mi>
        </mrow>
      </mstyle>
    </mstyle>
    <annotation encoding="StarMath 5.0">size 10 nitalic {EF`=`20 `div` 2 `-` 4,8 `=` 5,2 `cm}</annotation>
  </semantics>
</math>
</file>

<file path=Object 6/content.xml><?xml version="1.0" encoding="utf-8"?>
<math xmlns="http://www.w3.org/1998/Math/MathML" display="block">
  <semantics>
    <mstyle mathsize="10pt">
      <mstyle mathvariant="normal">
        <mrow>
          <mi>PR</mi>
          <mrow>
            <mspace width="0.5em"/>
            <mo stretchy="false">=</mo>
            <mspace width="0.5em"/>
          </mrow>
          <mfrac>
            <mi>RS</mi>
            <mn>2</mn>
          </mfrac>
          <mrow>
            <mspace width="0.5em"/>
            <mo stretchy="false">=</mo>
            <mspace width="0.5em"/>
          </mrow>
          <mfrac>
            <mn>5</mn>
            <mn>2</mn>
          </mfrac>
          <mrow>
            <mspace width="0.5em"/>
            <mo stretchy="false">=</mo>
            <mspace width="0.5em"/>
          </mrow>
          <mn>2,5</mn>
          <mspace width="0.5em"/>
          <mi>cm</mi>
        </mrow>
      </mstyle>
    </mstyle>
    <annotation encoding="StarMath 5.0">size 10 nitalic {PR`=`RS over 2`=`5 over 2`=`2,5`cm}</annotation>
  </semantics>
</math>
</file>